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1.54mm" svg:height="107.57mm" svg:x="323.52mm" svg:y="169.47mm">
            <draw:object draw:notify-on-update-of-ranges="Hoja1.A37:Hoja1.A61 Hoja1.N37:Hoja1.N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6.49mm" svg:height="104.38mm" svg:x="323.24mm" svg:y="22.58mm">
            <draw:object draw:notify-on-update-of-ranges="Hoja1.A5:Hoja1.A29 Hoja1.N5:Hoja1.N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81.52mm" svg:height="102.1mm" svg:x="502.41mm" svg:y="25.92mm">
            <draw:object draw:notify-on-update-of-ranges="Hoja1.A5:Hoja1.A29 Hoja1.N5:Hoja1.N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7.68mm" svg:height="99.94mm" svg:x="695.61mm" svg:y="26.23mm">
            <draw:object draw:notify-on-update-of-ranges="Hoja1.A5:Hoja1.A29 Hoja1.N5:Hoja1.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48.46mm" svg:y="297.23mm">
            <draw:object draw:notify-on-update-of-ranges="Hoja1.A37:Hoja1.A61 Hoja1.N37:Hoja1.N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314.71mm" svg:y="304.13mm">
            <draw:object draw:notify-on-update-of-ranges="Hoja1.A37:Hoja1.A61 Hoja1.N37:Hoja1.N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añ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536203" calcext:value-type="float">
            <text:p>0.000536203</text:p>
          </table:table-cell>
          <table:table-cell office:value-type="float" office:value="0.000517739" calcext:value-type="float">
            <text:p>0.000517739</text:p>
          </table:table-cell>
          <table:table-cell office:value-type="float" office:value="0.000554788" calcext:value-type="float">
            <text:p>0.000554788</text:p>
          </table:table-cell>
          <table:table-cell office:value-type="float" office:value="0.000551607" calcext:value-type="float">
            <text:p>0.000551607</text:p>
          </table:table-cell>
          <table:table-cell office:value-type="float" office:value="0.000534735" calcext:value-type="float">
            <text:p>0.000534735</text:p>
          </table:table-cell>
          <table:table-cell office:value-type="float" office:value="0.00055233" calcext:value-type="float">
            <text:p>0.00055233</text:p>
          </table:table-cell>
          <table:table-cell office:value-type="float" office:value="0.000519311" calcext:value-type="float">
            <text:p>0.000519311</text:p>
          </table:table-cell>
          <table:table-cell office:value-type="float" office:value="0.000540239" calcext:value-type="float">
            <text:p>0.000540239</text:p>
          </table:table-cell>
          <table:table-cell office:value-type="float" office:value="0.000538355" calcext:value-type="float">
            <text:p>0.000538355</text:p>
          </table:table-cell>
          <table:table-cell office:value-type="float" office:value="0.000520272" calcext:value-type="float">
            <text:p>0.000520272</text:p>
          </table:table-cell>
          <table:table-cell table:number-columns-repeated="2"/>
          <table:table-cell table:formula="of:=([.$B5]+[.$C5]+[.$D5]+[.$E5]+[.$F5]+[.$G5]+[.$H5]+[.$I5]+[.$J5]+[.K5])/10" office:value-type="float" office:value="0.0005365579" calcext:value-type="float">
            <text:p>0.0005365579</text:p>
          </table:table-cell>
        </table:table-row>
        <table:table-row table:style-name="ro1">
          <table:table-cell table:formula="of:=[.$A5]+4000" office:value-type="float" office:value="8000" calcext:value-type="float">
            <text:p>8000</text:p>
          </table:table-cell>
          <table:table-cell office:value-type="float" office:value="0.00112117" calcext:value-type="float">
            <text:p>0.00112117</text:p>
          </table:table-cell>
          <table:table-cell office:value-type="float" office:value="0.00118763" calcext:value-type="float">
            <text:p>0.00118763</text:p>
          </table:table-cell>
          <table:table-cell office:value-type="float" office:value="0.00119036" calcext:value-type="float">
            <text:p>0.00119036</text:p>
          </table:table-cell>
          <table:table-cell office:value-type="float" office:value="0.00120728" calcext:value-type="float">
            <text:p>0.00120728</text:p>
          </table:table-cell>
          <table:table-cell office:value-type="float" office:value="0.00120284" calcext:value-type="float">
            <text:p>0.00120284</text:p>
          </table:table-cell>
          <table:table-cell office:value-type="float" office:value="0.00118881" calcext:value-type="float">
            <text:p>0.00118881</text:p>
          </table:table-cell>
          <table:table-cell office:value-type="float" office:value="0.00121375" calcext:value-type="float">
            <text:p>0.00121375</text:p>
          </table:table-cell>
          <table:table-cell office:value-type="float" office:value="0.00118949" calcext:value-type="float">
            <text:p>0.00118949</text:p>
          </table:table-cell>
          <table:table-cell office:value-type="float" office:value="0.00113816" calcext:value-type="float">
            <text:p>0.00113816</text:p>
          </table:table-cell>
          <table:table-cell office:value-type="float" office:value="0.00121997" calcext:value-type="float">
            <text:p>0.00121997</text:p>
          </table:table-cell>
          <table:table-cell table:number-columns-repeated="2"/>
          <table:table-cell table:formula="of:=([.$B6]+[.$C6]+[.$D6]+[.$E6]+[.$F6]+[.$G6]+[.$H6]+[.$I6]+[.$J6]+[.K6])/10" office:value-type="float" office:value="0.001185946" calcext:value-type="float">
            <text:p>0.001185946</text:p>
          </table:table-cell>
        </table:table-row>
        <table:table-row table:style-name="ro1">
          <table:table-cell table:formula="of:=[.$A6]+4000" office:value-type="float" office:value="12000" calcext:value-type="float">
            <text:p>12000</text:p>
          </table:table-cell>
          <table:table-cell office:value-type="float" office:value="0.00178608" calcext:value-type="float">
            <text:p>0.00178608</text:p>
          </table:table-cell>
          <table:table-cell office:value-type="float" office:value="0.00180369" calcext:value-type="float">
            <text:p>0.00180369</text:p>
          </table:table-cell>
          <table:table-cell office:value-type="float" office:value="0.00183518" calcext:value-type="float">
            <text:p>0.00183518</text:p>
          </table:table-cell>
          <table:table-cell office:value-type="float" office:value="0.00188273" calcext:value-type="float">
            <text:p>0.00188273</text:p>
          </table:table-cell>
          <table:table-cell office:value-type="float" office:value="0.00192561" calcext:value-type="float">
            <text:p>0.00192561</text:p>
          </table:table-cell>
          <table:table-cell office:value-type="float" office:value="0.00186626" calcext:value-type="float">
            <text:p>0.00186626</text:p>
          </table:table-cell>
          <table:table-cell office:value-type="float" office:value="0.00192789" calcext:value-type="float">
            <text:p>0.00192789</text:p>
          </table:table-cell>
          <table:table-cell office:value-type="float" office:value="0.00200152" calcext:value-type="float">
            <text:p>0.00200152</text:p>
          </table:table-cell>
          <table:table-cell office:value-type="float" office:value="0.00177937" calcext:value-type="float">
            <text:p>0.00177937</text:p>
          </table:table-cell>
          <table:table-cell office:value-type="float" office:value="0.00194107" calcext:value-type="float">
            <text:p>0.00194107</text:p>
          </table:table-cell>
          <table:table-cell table:number-columns-repeated="2"/>
          <table:table-cell table:formula="of:=([.$B7]+[.$C7]+[.$D7]+[.$E7]+[.$F7]+[.$G7]+[.$H7]+[.$I7]+[.$J7]+[.K7])/10" office:value-type="float" office:value="0.00187494" calcext:value-type="float">
            <text:p>0.00187494</text:p>
          </table:table-cell>
        </table:table-row>
        <table:table-row table:style-name="ro1">
          <table:table-cell table:formula="of:=[.$A7]+4000" office:value-type="float" office:value="16000" calcext:value-type="float">
            <text:p>16000</text:p>
          </table:table-cell>
          <table:table-cell office:value-type="float" office:value="0.00266045" calcext:value-type="float">
            <text:p>0.00266045</text:p>
          </table:table-cell>
          <table:table-cell office:value-type="float" office:value="0.00252793" calcext:value-type="float">
            <text:p>0.00252793</text:p>
          </table:table-cell>
          <table:table-cell office:value-type="float" office:value="0.00242136" calcext:value-type="float">
            <text:p>0.00242136</text:p>
          </table:table-cell>
          <table:table-cell office:value-type="float" office:value="0.00249737" calcext:value-type="float">
            <text:p>0.00249737</text:p>
          </table:table-cell>
          <table:table-cell office:value-type="float" office:value="0.00263269" calcext:value-type="float">
            <text:p>0.00263269</text:p>
          </table:table-cell>
          <table:table-cell office:value-type="float" office:value="0.00269274" calcext:value-type="float">
            <text:p>0.00269274</text:p>
          </table:table-cell>
          <table:table-cell office:value-type="float" office:value="0.00264787" calcext:value-type="float">
            <text:p>0.00264787</text:p>
          </table:table-cell>
          <table:table-cell office:value-type="float" office:value="0.00298485" calcext:value-type="float">
            <text:p>0.00298485</text:p>
          </table:table-cell>
          <table:table-cell office:value-type="float" office:value="0.00250084" calcext:value-type="float">
            <text:p>0.00250084</text:p>
          </table:table-cell>
          <table:table-cell office:value-type="float" office:value="0.00267424" calcext:value-type="float">
            <text:p>0.00267424</text:p>
          </table:table-cell>
          <table:table-cell table:number-columns-repeated="2"/>
          <table:table-cell table:formula="of:=([.$B8]+[.$C8]+[.$D8]+[.$E8]+[.$F8]+[.$G8]+[.$H8]+[.$I8]+[.$J8]+[.K8])/10" office:value-type="float" office:value="0.002624034" calcext:value-type="float">
            <text:p>0.002624034</text:p>
          </table:table-cell>
        </table:table-row>
        <table:table-row table:style-name="ro1">
          <table:table-cell table:formula="of:=[.$A8]+4000" office:value-type="float" office:value="20000" calcext:value-type="float">
            <text:p>20000</text:p>
          </table:table-cell>
          <table:table-cell office:value-type="float" office:value="0.00340389" calcext:value-type="float">
            <text:p>0.00340389</text:p>
          </table:table-cell>
          <table:table-cell office:value-type="float" office:value="0.00330283" calcext:value-type="float">
            <text:p>0.00330283</text:p>
          </table:table-cell>
          <table:table-cell office:value-type="float" office:value="0.0032236" calcext:value-type="float">
            <text:p>0.0032236</text:p>
          </table:table-cell>
          <table:table-cell office:value-type="float" office:value="0.00334106" calcext:value-type="float">
            <text:p>0.00334106</text:p>
          </table:table-cell>
          <table:table-cell office:value-type="float" office:value="0.00344883" calcext:value-type="float">
            <text:p>0.00344883</text:p>
          </table:table-cell>
          <table:table-cell office:value-type="float" office:value="0.00340729" calcext:value-type="float">
            <text:p>0.00340729</text:p>
          </table:table-cell>
          <table:table-cell office:value-type="float" office:value="0.00343804" calcext:value-type="float">
            <text:p>0.00343804</text:p>
          </table:table-cell>
          <table:table-cell office:value-type="float" office:value="0.00342474" calcext:value-type="float">
            <text:p>0.00342474</text:p>
          </table:table-cell>
          <table:table-cell office:value-type="float" office:value="0.00324701" calcext:value-type="float">
            <text:p>0.00324701</text:p>
          </table:table-cell>
          <table:table-cell office:value-type="float" office:value="0.00330136" calcext:value-type="float">
            <text:p>0.00330136</text:p>
          </table:table-cell>
          <table:table-cell table:number-columns-repeated="2"/>
          <table:table-cell table:formula="of:=([.$B9]+[.$C9]+[.$D9]+[.$E9]+[.$F9]+[.$G9]+[.$H9]+[.$I9]+[.$J9]+[.K9])/10" office:value-type="float" office:value="0.003353865" calcext:value-type="float">
            <text:p>0.003353865</text:p>
          </table:table-cell>
        </table:table-row>
        <table:table-row table:style-name="ro1">
          <table:table-cell table:formula="of:=[.$A9]+4000" office:value-type="float" office:value="24000" calcext:value-type="float">
            <text:p>24000</text:p>
          </table:table-cell>
          <table:table-cell office:value-type="float" office:value="0.00414612" calcext:value-type="float">
            <text:p>0.00414612</text:p>
          </table:table-cell>
          <table:table-cell office:value-type="float" office:value="0.00435002" calcext:value-type="float">
            <text:p>0.00435002</text:p>
          </table:table-cell>
          <table:table-cell office:value-type="float" office:value="0.00409265" calcext:value-type="float">
            <text:p>0.00409265</text:p>
          </table:table-cell>
          <table:table-cell office:value-type="float" office:value="0.00403403" calcext:value-type="float">
            <text:p>0.00403403</text:p>
          </table:table-cell>
          <table:table-cell office:value-type="float" office:value="0.0041893" calcext:value-type="float">
            <text:p>0.0041893</text:p>
          </table:table-cell>
          <table:table-cell office:value-type="float" office:value="0.00422592" calcext:value-type="float">
            <text:p>0.00422592</text:p>
          </table:table-cell>
          <table:table-cell office:value-type="float" office:value="0.00418978" calcext:value-type="float">
            <text:p>0.00418978</text:p>
          </table:table-cell>
          <table:table-cell office:value-type="float" office:value="0.00470353" calcext:value-type="float">
            <text:p>0.00470353</text:p>
          </table:table-cell>
          <table:table-cell office:value-type="float" office:value="0.00402008" calcext:value-type="float">
            <text:p>0.00402008</text:p>
          </table:table-cell>
          <table:table-cell office:value-type="float" office:value="0.00407863" calcext:value-type="float">
            <text:p>0.00407863</text:p>
          </table:table-cell>
          <table:table-cell table:number-columns-repeated="2"/>
          <table:table-cell table:formula="of:=([.$B10]+[.$C10]+[.$D10]+[.$E10]+[.$F10]+[.$G10]+[.$H10]+[.$I10]+[.$J10]+[.K10])/10" office:value-type="float" office:value="0.004203006" calcext:value-type="float">
            <text:p>0.004203006</text:p>
          </table:table-cell>
        </table:table-row>
        <table:table-row table:style-name="ro1">
          <table:table-cell table:formula="of:=[.$A10]+4000" office:value-type="float" office:value="28000" calcext:value-type="float">
            <text:p>28000</text:p>
          </table:table-cell>
          <table:table-cell office:value-type="float" office:value="0.00478462" calcext:value-type="float">
            <text:p>0.00478462</text:p>
          </table:table-cell>
          <table:table-cell office:value-type="float" office:value="0.00494834" calcext:value-type="float">
            <text:p>0.00494834</text:p>
          </table:table-cell>
          <table:table-cell office:value-type="float" office:value="0.00480874" calcext:value-type="float">
            <text:p>0.00480874</text:p>
          </table:table-cell>
          <table:table-cell office:value-type="float" office:value="0.00493307" calcext:value-type="float">
            <text:p>0.00493307</text:p>
          </table:table-cell>
          <table:table-cell office:value-type="float" office:value="0.00510945" calcext:value-type="float">
            <text:p>0.00510945</text:p>
          </table:table-cell>
          <table:table-cell office:value-type="float" office:value="0.0049871" calcext:value-type="float">
            <text:p>0.0049871</text:p>
          </table:table-cell>
          <table:table-cell office:value-type="float" office:value="0.00496131" calcext:value-type="float">
            <text:p>0.00496131</text:p>
          </table:table-cell>
          <table:table-cell office:value-type="float" office:value="0.00500822" calcext:value-type="float">
            <text:p>0.00500822</text:p>
          </table:table-cell>
          <table:table-cell office:value-type="float" office:value="0.00493673" calcext:value-type="float">
            <text:p>0.00493673</text:p>
          </table:table-cell>
          <table:table-cell office:value-type="float" office:value="0.00494468" calcext:value-type="float">
            <text:p>0.00494468</text:p>
          </table:table-cell>
          <table:table-cell table:number-columns-repeated="2"/>
          <table:table-cell table:formula="of:=([.$B11]+[.$C11]+[.$D11]+[.$E11]+[.$F11]+[.$G11]+[.$H11]+[.$I11]+[.$J11]+[.K11])/10" office:value-type="float" office:value="0.004942226" calcext:value-type="float">
            <text:p>0.004942226</text:p>
          </table:table-cell>
        </table:table-row>
        <table:table-row table:style-name="ro1">
          <table:table-cell table:formula="of:=[.$A11]+4000" office:value-type="float" office:value="32000" calcext:value-type="float">
            <text:p>32000</text:p>
          </table:table-cell>
          <table:table-cell office:value-type="float" office:value="0.00595253" calcext:value-type="float">
            <text:p>0.00595253</text:p>
          </table:table-cell>
          <table:table-cell office:value-type="float" office:value="0.00573818" calcext:value-type="float">
            <text:p>0.00573818</text:p>
          </table:table-cell>
          <table:table-cell office:value-type="float" office:value="0.00576939" calcext:value-type="float">
            <text:p>0.00576939</text:p>
          </table:table-cell>
          <table:table-cell office:value-type="float" office:value="0.00566895" calcext:value-type="float">
            <text:p>0.00566895</text:p>
          </table:table-cell>
          <table:table-cell office:value-type="float" office:value="0.00586624" calcext:value-type="float">
            <text:p>0.00586624</text:p>
          </table:table-cell>
          <table:table-cell office:value-type="float" office:value="0.00569525" calcext:value-type="float">
            <text:p>0.00569525</text:p>
          </table:table-cell>
          <table:table-cell office:value-type="float" office:value="0.00587236" calcext:value-type="float">
            <text:p>0.00587236</text:p>
          </table:table-cell>
          <table:table-cell office:value-type="float" office:value="0.00615277" calcext:value-type="float">
            <text:p>0.00615277</text:p>
          </table:table-cell>
          <table:table-cell office:value-type="float" office:value="0.00578898" calcext:value-type="float">
            <text:p>0.00578898</text:p>
          </table:table-cell>
          <table:table-cell office:value-type="float" office:value="0.00576012" calcext:value-type="float">
            <text:p>0.00576012</text:p>
          </table:table-cell>
          <table:table-cell table:number-columns-repeated="2"/>
          <table:table-cell table:formula="of:=([.$B12]+[.$C12]+[.$D12]+[.$E12]+[.$F12]+[.$G12]+[.$H12]+[.$I12]+[.$J12]+[.K12])/10" office:value-type="float" office:value="0.005826477" calcext:value-type="float">
            <text:p>0.005826477</text:p>
          </table:table-cell>
        </table:table-row>
        <table:table-row table:style-name="ro1">
          <table:table-cell table:formula="of:=[.$A12]+4000" office:value-type="float" office:value="36000" calcext:value-type="float">
            <text:p>36000</text:p>
          </table:table-cell>
          <table:table-cell office:value-type="float" office:value="0.00651265" calcext:value-type="float">
            <text:p>0.00651265</text:p>
          </table:table-cell>
          <table:table-cell office:value-type="float" office:value="0.00657261" calcext:value-type="float">
            <text:p>0.00657261</text:p>
          </table:table-cell>
          <table:table-cell office:value-type="float" office:value="0.00673244" calcext:value-type="float">
            <text:p>0.00673244</text:p>
          </table:table-cell>
          <table:table-cell office:value-type="float" office:value="0.00631352" calcext:value-type="float">
            <text:p>0.00631352</text:p>
          </table:table-cell>
          <table:table-cell office:value-type="float" office:value="0.00671231" calcext:value-type="float">
            <text:p>0.00671231</text:p>
          </table:table-cell>
          <table:table-cell office:value-type="float" office:value="0.00657782" calcext:value-type="float">
            <text:p>0.00657782</text:p>
          </table:table-cell>
          <table:table-cell office:value-type="float" office:value="0.00655499" calcext:value-type="float">
            <text:p>0.00655499</text:p>
          </table:table-cell>
          <table:table-cell office:value-type="float" office:value="0.00657847" calcext:value-type="float">
            <text:p>0.00657847</text:p>
          </table:table-cell>
          <table:table-cell office:value-type="float" office:value="0.00656337" calcext:value-type="float">
            <text:p>0.00656337</text:p>
          </table:table-cell>
          <table:table-cell office:value-type="float" office:value="0.00634505" calcext:value-type="float">
            <text:p>0.00634505</text:p>
          </table:table-cell>
          <table:table-cell table:number-columns-repeated="2"/>
          <table:table-cell table:formula="of:=([.$B13]+[.$C13]+[.$D13]+[.$E13]+[.$F13]+[.$G13]+[.$H13]+[.$I13]+[.$J13]+[.K13])/10" office:value-type="float" office:value="0.006546323" calcext:value-type="float">
            <text:p>0.006546323</text:p>
          </table:table-cell>
        </table:table-row>
        <table:table-row table:style-name="ro1">
          <table:table-cell table:formula="of:=[.$A13]+4000" office:value-type="float" office:value="40000" calcext:value-type="float">
            <text:p>40000</text:p>
          </table:table-cell>
          <table:table-cell office:value-type="float" office:value="0.00729173" calcext:value-type="float">
            <text:p>0.00729173</text:p>
          </table:table-cell>
          <table:table-cell office:value-type="float" office:value="0.00743851" calcext:value-type="float">
            <text:p>0.00743851</text:p>
          </table:table-cell>
          <table:table-cell office:value-type="float" office:value="0.0073627" calcext:value-type="float">
            <text:p>0.0073627</text:p>
          </table:table-cell>
          <table:table-cell office:value-type="float" office:value="0.00713232" calcext:value-type="float">
            <text:p>0.00713232</text:p>
          </table:table-cell>
          <table:table-cell office:value-type="float" office:value="0.00747744" calcext:value-type="float">
            <text:p>0.00747744</text:p>
          </table:table-cell>
          <table:table-cell office:value-type="float" office:value="0.00801664" calcext:value-type="float">
            <text:p>0.00801664</text:p>
          </table:table-cell>
          <table:table-cell office:value-type="float" office:value="0.00738256" calcext:value-type="float">
            <text:p>0.00738256</text:p>
          </table:table-cell>
          <table:table-cell office:value-type="float" office:value="0.00733069" calcext:value-type="float">
            <text:p>0.00733069</text:p>
          </table:table-cell>
          <table:table-cell office:value-type="float" office:value="0.00743986" calcext:value-type="float">
            <text:p>0.00743986</text:p>
          </table:table-cell>
          <table:table-cell office:value-type="float" office:value="0.00711178" calcext:value-type="float">
            <text:p>0.00711178</text:p>
          </table:table-cell>
          <table:table-cell table:number-columns-repeated="2"/>
          <table:table-cell table:formula="of:=([.$B14]+[.$C14]+[.$D14]+[.$E14]+[.$F14]+[.$G14]+[.$H14]+[.$I14]+[.$J14]+[.K14])/10" office:value-type="float" office:value="0.007398423" calcext:value-type="float">
            <text:p>0.007398423</text:p>
          </table:table-cell>
        </table:table-row>
        <table:table-row table:style-name="ro1">
          <table:table-cell table:formula="of:=[.$A14]+4000" office:value-type="float" office:value="44000" calcext:value-type="float">
            <text:p>44000</text:p>
          </table:table-cell>
          <table:table-cell office:value-type="float" office:value="0.00795115" calcext:value-type="float">
            <text:p>0.00795115</text:p>
          </table:table-cell>
          <table:table-cell office:value-type="float" office:value="0.00810762" calcext:value-type="float">
            <text:p>0.00810762</text:p>
          </table:table-cell>
          <table:table-cell office:value-type="float" office:value="0.00808687" calcext:value-type="float">
            <text:p>0.00808687</text:p>
          </table:table-cell>
          <table:table-cell office:value-type="float" office:value="0.00796512" calcext:value-type="float">
            <text:p>0.00796512</text:p>
          </table:table-cell>
          <table:table-cell office:value-type="float" office:value="0.00838386" calcext:value-type="float">
            <text:p>0.00838386</text:p>
          </table:table-cell>
          <table:table-cell office:value-type="float" office:value="0.00847794" calcext:value-type="float">
            <text:p>0.00847794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812362" calcext:value-type="float">
            <text:p>0.00812362</text:p>
          </table:table-cell>
          <table:table-cell office:value-type="float" office:value="0.0080802" calcext:value-type="float">
            <text:p>0.0080802</text:p>
          </table:table-cell>
          <table:table-cell office:value-type="float" office:value="0.00792655" calcext:value-type="float">
            <text:p>0.00792655</text:p>
          </table:table-cell>
          <table:table-cell table:number-columns-repeated="2"/>
          <table:table-cell table:formula="of:=([.$B15]+[.$C15]+[.$D15]+[.$E15]+[.$F15]+[.$G15]+[.$H15]+[.$I15]+[.$J15]+[.K15])/10" office:value-type="float" office:value="0.008135493" calcext:value-type="float">
            <text:p>0.008135493</text:p>
          </table:table-cell>
        </table:table-row>
        <table:table-row table:style-name="ro1">
          <table:table-cell table:formula="of:=[.$A15]+4000" office:value-type="float" office:value="48000" calcext:value-type="float">
            <text:p>48000</text:p>
          </table:table-cell>
          <table:table-cell office:value-type="float" office:value="0.0090085" calcext:value-type="float">
            <text:p>0.0090085</text:p>
          </table:table-cell>
          <table:table-cell office:value-type="float" office:value="0.00879213" calcext:value-type="float">
            <text:p>0.00879213</text:p>
          </table:table-cell>
          <table:table-cell office:value-type="float" office:value="0.00879979" calcext:value-type="float">
            <text:p>0.00879979</text:p>
          </table:table-cell>
          <table:table-cell office:value-type="float" office:value="0.00848082" calcext:value-type="float">
            <text:p>0.00848082</text:p>
          </table:table-cell>
          <table:table-cell office:value-type="float" office:value="0.00916314" calcext:value-type="float">
            <text:p>0.00916314</text:p>
          </table:table-cell>
          <table:table-cell office:value-type="float" office:value="0.00905803" calcext:value-type="float">
            <text:p>0.00905803</text:p>
          </table:table-cell>
          <table:table-cell office:value-type="float" office:value="0.00894016" calcext:value-type="float">
            <text:p>0.00894016</text:p>
          </table:table-cell>
          <table:table-cell office:value-type="float" office:value="0.00886008" calcext:value-type="float">
            <text:p>0.00886008</text:p>
          </table:table-cell>
          <table:table-cell office:value-type="float" office:value="0.00873198" calcext:value-type="float">
            <text:p>0.00873198</text:p>
          </table:table-cell>
          <table:table-cell office:value-type="float" office:value="0.0088335" calcext:value-type="float">
            <text:p>0.0088335</text:p>
          </table:table-cell>
          <table:table-cell table:number-columns-repeated="2"/>
          <table:table-cell table:formula="of:=([.$B16]+[.$C16]+[.$D16]+[.$E16]+[.$F16]+[.$G16]+[.$H16]+[.$I16]+[.$J16]+[.K16])/10" office:value-type="float" office:value="0.008866813" calcext:value-type="float">
            <text:p>0.008866813</text:p>
          </table:table-cell>
        </table:table-row>
        <table:table-row table:style-name="ro1">
          <table:table-cell table:formula="of:=[.$A16]+4000" office:value-type="float" office:value="52000" calcext:value-type="float">
            <text:p>52000</text:p>
          </table:table-cell>
          <table:table-cell office:value-type="float" office:value="0.00963863" calcext:value-type="float">
            <text:p>0.00963863</text:p>
          </table:table-cell>
          <table:table-cell office:value-type="float" office:value="0.00972449" calcext:value-type="float">
            <text:p>0.00972449</text:p>
          </table:table-cell>
          <table:table-cell office:value-type="float" office:value="0.00959987" calcext:value-type="float">
            <text:p>0.00959987</text:p>
          </table:table-cell>
          <table:table-cell office:value-type="float" office:value="0.00932307" calcext:value-type="float">
            <text:p>0.00932307</text:p>
          </table:table-cell>
          <table:table-cell office:value-type="float" office:value="0.0100437" calcext:value-type="float">
            <text:p>0.0100437</text:p>
          </table:table-cell>
          <table:table-cell office:value-type="float" office:value="0.00981096" calcext:value-type="float">
            <text:p>0.00981096</text:p>
          </table:table-cell>
          <table:table-cell office:value-type="float" office:value="0.00963463" calcext:value-type="float">
            <text:p>0.00963463</text:p>
          </table:table-cell>
          <table:table-cell office:value-type="float" office:value="0.0095336" calcext:value-type="float">
            <text:p>0.0095336</text:p>
          </table:table-cell>
          <table:table-cell office:value-type="float" office:value="0.00959036" calcext:value-type="float">
            <text:p>0.00959036</text:p>
          </table:table-cell>
          <table:table-cell office:value-type="float" office:value="0.0099063" calcext:value-type="float">
            <text:p>0.0099063</text:p>
          </table:table-cell>
          <table:table-cell table:number-columns-repeated="2"/>
          <table:table-cell table:formula="of:=([.$B17]+[.$C17]+[.$D17]+[.$E17]+[.$F17]+[.$G17]+[.$H17]+[.$I17]+[.$J17]+[.K17])/10" office:value-type="float" office:value="0.009680561" calcext:value-type="float">
            <text:p>0.009680561</text:p>
          </table:table-cell>
        </table:table-row>
        <table:table-row table:style-name="ro1">
          <table:table-cell table:formula="of:=[.$A17]+4000" office:value-type="float" office:value="56000" calcext:value-type="float">
            <text:p>56000</text:p>
          </table:table-cell>
          <table:table-cell office:value-type="float" office:value="0.0106544" calcext:value-type="float">
            <text:p>0.0106544</text:p>
          </table:table-cell>
          <table:table-cell office:value-type="float" office:value="0.0106501" calcext:value-type="float">
            <text:p>0.0106501</text:p>
          </table:table-cell>
          <table:table-cell office:value-type="float" office:value="0.0100057" calcext:value-type="float">
            <text:p>0.0100057</text:p>
          </table:table-cell>
          <table:table-cell office:value-type="float" office:value="0.0101885" calcext:value-type="float">
            <text:p>0.0101885</text:p>
          </table:table-cell>
          <table:table-cell office:value-type="float" office:value="0.0107762" calcext:value-type="float">
            <text:p>0.0107762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0.0105201" calcext:value-type="float">
            <text:p>0.0105201</text:p>
          </table:table-cell>
          <table:table-cell office:value-type="float" office:value="0.0101668" calcext:value-type="float">
            <text:p>0.0101668</text:p>
          </table:table-cell>
          <table:table-cell office:value-type="float" office:value="0.0103682" calcext:value-type="float">
            <text:p>0.0103682</text:p>
          </table:table-cell>
          <table:table-cell office:value-type="float" office:value="0.0105992" calcext:value-type="float">
            <text:p>0.0105992</text:p>
          </table:table-cell>
          <table:table-cell table:number-columns-repeated="2"/>
          <table:table-cell table:formula="of:=([.$B18]+[.$C18]+[.$D18]+[.$E18]+[.$F18]+[.$G18]+[.$H18]+[.$I18]+[.$J18]+[.K18])/10" office:value-type="float" office:value="0.01043402" calcext:value-type="float">
            <text:p>0.01043402</text:p>
          </table:table-cell>
        </table:table-row>
        <table:table-row table:style-name="ro1">
          <table:table-cell table:formula="of:=[.$A18]+4000" office:value-type="float" office:value="60000" calcext:value-type="float">
            <text:p>60000</text:p>
          </table:table-cell>
          <table:table-cell office:value-type="float" office:value="0.0112944" calcext:value-type="float">
            <text:p>0.0112944</text:p>
          </table:table-cell>
          <table:table-cell office:value-type="float" office:value="0.0112455" calcext:value-type="float">
            <text:p>0.0112455</text:p>
          </table:table-cell>
          <table:table-cell office:value-type="float" office:value="0.0111143" calcext:value-type="float">
            <text:p>0.0111143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114053" calcext:value-type="float">
            <text:p>0.0114053</text:p>
          </table:table-cell>
          <table:table-cell office:value-type="float" office:value="0.0114511" calcext:value-type="float">
            <text:p>0.0114511</text:p>
          </table:table-cell>
          <table:table-cell office:value-type="float" office:value="0.0118451" calcext:value-type="float">
            <text:p>0.0118451</text:p>
          </table:table-cell>
          <table:table-cell office:value-type="float" office:value="0.0110811" calcext:value-type="float">
            <text:p>0.0110811</text:p>
          </table:table-cell>
          <table:table-cell office:value-type="float" office:value="0.0118765" calcext:value-type="float">
            <text:p>0.0118765</text:p>
          </table:table-cell>
          <table:table-cell office:value-type="float" office:value="0.0114041" calcext:value-type="float">
            <text:p>0.0114041</text:p>
          </table:table-cell>
          <table:table-cell table:number-columns-repeated="2"/>
          <table:table-cell table:formula="of:=([.$B19]+[.$C19]+[.$D19]+[.$E19]+[.$F19]+[.$G19]+[.$H19]+[.$I19]+[.$J19]+[.K19])/10" office:value-type="float" office:value="0.01135504" calcext:value-type="float">
            <text:p>0.01135504</text:p>
          </table:table-cell>
        </table:table-row>
        <table:table-row table:style-name="ro1">
          <table:table-cell table:formula="of:=[.$A19]+4000" office:value-type="float" office:value="64000" calcext:value-type="float">
            <text:p>64000</text:p>
          </table:table-cell>
          <table:table-cell office:value-type="float" office:value="0.0119193" calcext:value-type="float">
            <text:p>0.0119193</text:p>
          </table:table-cell>
          <table:table-cell office:value-type="float" office:value="0.0117124" calcext:value-type="float">
            <text:p>0.0117124</text:p>
          </table:table-cell>
          <table:table-cell office:value-type="float" office:value="0.0116159" calcext:value-type="float">
            <text:p>0.0116159</text:p>
          </table:table-cell>
          <table:table-cell office:value-type="float" office:value="0.0122019" calcext:value-type="float">
            <text:p>0.0122019</text:p>
          </table:table-cell>
          <table:table-cell office:value-type="float" office:value="0.0126377" calcext:value-type="float">
            <text:p>0.0126377</text:p>
          </table:table-cell>
          <table:table-cell office:value-type="float" office:value="0.0123097" calcext:value-type="float">
            <text:p>0.0123097</text:p>
          </table:table-cell>
          <table:table-cell office:value-type="float" office:value="0.0124419" calcext:value-type="float">
            <text:p>0.0124419</text:p>
          </table:table-cell>
          <table:table-cell office:value-type="float" office:value="0.0120711" calcext:value-type="float">
            <text:p>0.0120711</text:p>
          </table:table-cell>
          <table:table-cell office:value-type="float" office:value="0.0123145" calcext:value-type="float">
            <text:p>0.0123145</text:p>
          </table:table-cell>
          <table:table-cell office:value-type="float" office:value="0.0121209" calcext:value-type="float">
            <text:p>0.0121209</text:p>
          </table:table-cell>
          <table:table-cell table:number-columns-repeated="2"/>
          <table:table-cell table:formula="of:=([.$B20]+[.$C20]+[.$D20]+[.$E20]+[.$F20]+[.$G20]+[.$H20]+[.$I20]+[.$J20]+[.K20])/10" office:value-type="float" office:value="0.01213453" calcext:value-type="float">
            <text:p>0.01213453</text:p>
          </table:table-cell>
        </table:table-row>
        <table:table-row table:style-name="ro1">
          <table:table-cell table:formula="of:=[.$A20]+4000" office:value-type="float" office:value="68000" calcext:value-type="float">
            <text:p>68000</text:p>
          </table:table-cell>
          <table:table-cell office:value-type="float" office:value="0.0131081" calcext:value-type="float">
            <text:p>0.0131081</text:p>
          </table:table-cell>
          <table:table-cell office:value-type="float" office:value="0.012969" calcext:value-type="float">
            <text:p>0.012969</text:p>
          </table:table-cell>
          <table:table-cell office:value-type="float" office:value="0.0127246" calcext:value-type="float">
            <text:p>0.0127246</text:p>
          </table:table-cell>
          <table:table-cell office:value-type="float" office:value="0.0129886" calcext:value-type="float">
            <text:p>0.0129886</text:p>
          </table:table-cell>
          <table:table-cell office:value-type="float" office:value="0.0130002" calcext:value-type="float">
            <text:p>0.0130002</text:p>
          </table:table-cell>
          <table:table-cell office:value-type="float" office:value="0.0130092" calcext:value-type="float">
            <text:p>0.0130092</text:p>
          </table:table-cell>
          <table:table-cell office:value-type="float" office:value="0.0130903" calcext:value-type="float">
            <text:p>0.0130903</text:p>
          </table:table-cell>
          <table:table-cell office:value-type="float" office:value="0.0131277" calcext:value-type="float">
            <text:p>0.0131277</text:p>
          </table:table-cell>
          <table:table-cell office:value-type="float" office:value="0.0131266" calcext:value-type="float">
            <text:p>0.0131266</text:p>
          </table:table-cell>
          <table:table-cell office:value-type="float" office:value="0.012721" calcext:value-type="float">
            <text:p>0.012721</text:p>
          </table:table-cell>
          <table:table-cell table:number-columns-repeated="2"/>
          <table:table-cell table:formula="of:=([.$B21]+[.$C21]+[.$D21]+[.$E21]+[.$F21]+[.$G21]+[.$H21]+[.$I21]+[.$J21]+[.K21])/10" office:value-type="float" office:value="0.01298653" calcext:value-type="float">
            <text:p>0.01298653</text:p>
          </table:table-cell>
        </table:table-row>
        <table:table-row table:style-name="ro1">
          <table:table-cell table:formula="of:=[.$A21]+4000" office:value-type="float" office:value="72000" calcext:value-type="float">
            <text:p>72000</text:p>
          </table:table-cell>
          <table:table-cell office:value-type="float" office:value="0.0138376" calcext:value-type="float">
            <text:p>0.0138376</text:p>
          </table:table-cell>
          <table:table-cell office:value-type="float" office:value="0.0136329" calcext:value-type="float">
            <text:p>0.0136329</text:p>
          </table:table-cell>
          <table:table-cell office:value-type="float" office:value="0.0132959" calcext:value-type="float">
            <text:p>0.0132959</text:p>
          </table:table-cell>
          <table:table-cell office:value-type="float" office:value="0.0134768" calcext:value-type="float">
            <text:p>0.0134768</text:p>
          </table:table-cell>
          <table:table-cell office:value-type="float" office:value="0.0140631" calcext:value-type="float">
            <text:p>0.0140631</text:p>
          </table:table-cell>
          <table:table-cell office:value-type="float" office:value="0.0135356" calcext:value-type="float">
            <text:p>0.0135356</text:p>
          </table:table-cell>
          <table:table-cell office:value-type="float" office:value="0.0139165" calcext:value-type="float">
            <text:p>0.0139165</text:p>
          </table:table-cell>
          <table:table-cell office:value-type="float" office:value="0.0134976" calcext:value-type="float">
            <text:p>0.0134976</text:p>
          </table:table-cell>
          <table:table-cell office:value-type="float" office:value="0.0133896" calcext:value-type="float">
            <text:p>0.0133896</text:p>
          </table:table-cell>
          <table:table-cell office:value-type="float" office:value="0.01324" calcext:value-type="float">
            <text:p>0.01324</text:p>
          </table:table-cell>
          <table:table-cell table:number-columns-repeated="2"/>
          <table:table-cell table:formula="of:=([.$B22]+[.$C22]+[.$D22]+[.$E22]+[.$F22]+[.$G22]+[.$H22]+[.$I22]+[.$J22]+[.K22])/10" office:value-type="float" office:value="0.01358856" calcext:value-type="float">
            <text:p>0.01358856</text:p>
          </table:table-cell>
        </table:table-row>
        <table:table-row table:style-name="ro1">
          <table:table-cell table:formula="of:=[.$A22]+4000" office:value-type="float" office:value="76000" calcext:value-type="float">
            <text:p>76000</text:p>
          </table:table-cell>
          <table:table-cell office:value-type="float" office:value="0.0149739" calcext:value-type="float">
            <text:p>0.0149739</text:p>
          </table:table-cell>
          <table:table-cell office:value-type="float" office:value="0.0143328" calcext:value-type="float">
            <text:p>0.0143328</text:p>
          </table:table-cell>
          <table:table-cell office:value-type="float" office:value="0.014044" calcext:value-type="float">
            <text:p>0.014044</text:p>
          </table:table-cell>
          <table:table-cell office:value-type="float" office:value="0.0142075" calcext:value-type="float">
            <text:p>0.0142075</text:p>
          </table:table-cell>
          <table:table-cell office:value-type="float" office:value="0.0145073" calcext:value-type="float">
            <text:p>0.0145073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0144291" calcext:value-type="float">
            <text:p>0.0144291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145293" calcext:value-type="float">
            <text:p>0.0145293</text:p>
          </table:table-cell>
          <table:table-cell office:value-type="float" office:value="0.0136246" calcext:value-type="float">
            <text:p>0.0136246</text:p>
          </table:table-cell>
          <table:table-cell table:number-columns-repeated="2"/>
          <table:table-cell table:formula="of:=([.$B23]+[.$C23]+[.$D23]+[.$E23]+[.$F23]+[.$G23]+[.$H23]+[.$I23]+[.$J23]+[.K23])/10" office:value-type="float" office:value="0.01431883" calcext:value-type="float">
            <text:p>0.01431883</text:p>
          </table:table-cell>
        </table:table-row>
        <table:table-row table:style-name="ro1">
          <table:table-cell table:formula="of:=[.$A23]+4000" office:value-type="float" office:value="80000" calcext:value-type="float">
            <text:p>80000</text:p>
          </table:table-cell>
          <table:table-cell office:value-type="float" office:value="0.0158201" calcext:value-type="float">
            <text:p>0.0158201</text:p>
          </table:table-cell>
          <table:table-cell office:value-type="float" office:value="0.0146664" calcext:value-type="float">
            <text:p>0.0146664</text:p>
          </table:table-cell>
          <table:table-cell office:value-type="float" office:value="0.0146128" calcext:value-type="float">
            <text:p>0.0146128</text:p>
          </table:table-cell>
          <table:table-cell office:value-type="float" office:value="0.0147119" calcext:value-type="float">
            <text:p>0.0147119</text:p>
          </table:table-cell>
          <table:table-cell office:value-type="float" office:value="0.0153254" calcext:value-type="float">
            <text:p>0.0153254</text:p>
          </table:table-cell>
          <table:table-cell office:value-type="float" office:value="0.0154216" calcext:value-type="float">
            <text:p>0.0154216</text:p>
          </table:table-cell>
          <table:table-cell office:value-type="float" office:value="0.0150081" calcext:value-type="float">
            <text:p>0.0150081</text:p>
          </table:table-cell>
          <table:table-cell office:value-type="float" office:value="0.0149391" calcext:value-type="float">
            <text:p>0.0149391</text:p>
          </table:table-cell>
          <table:table-cell office:value-type="float" office:value="0.0148394" calcext:value-type="float">
            <text:p>0.0148394</text:p>
          </table:table-cell>
          <table:table-cell office:value-type="float" office:value="0.0146661" calcext:value-type="float">
            <text:p>0.0146661</text:p>
          </table:table-cell>
          <table:table-cell table:number-columns-repeated="2"/>
          <table:table-cell table:formula="of:=([.$B24]+[.$C24]+[.$D24]+[.$E24]+[.$F24]+[.$G24]+[.$H24]+[.$I24]+[.$J24]+[.K24])/10" office:value-type="float" office:value="0.01500109" calcext:value-type="float">
            <text:p>0.01500109</text:p>
          </table:table-cell>
        </table:table-row>
        <table:table-row table:style-name="ro1">
          <table:table-cell table:formula="of:=[.$A24]+4000" office:value-type="float" office:value="84000" calcext:value-type="float">
            <text:p>84000</text:p>
          </table:table-cell>
          <table:table-cell office:value-type="float" office:value="0.0171242" calcext:value-type="float">
            <text:p>0.0171242</text:p>
          </table:table-cell>
          <table:table-cell office:value-type="float" office:value="0.0156153" calcext:value-type="float">
            <text:p>0.0156153</text:p>
          </table:table-cell>
          <table:table-cell office:value-type="float" office:value="0.0155871" calcext:value-type="float">
            <text:p>0.0155871</text:p>
          </table:table-cell>
          <table:table-cell office:value-type="float" office:value="0.015764" calcext:value-type="float">
            <text:p>0.015764</text:p>
          </table:table-cell>
          <table:table-cell office:value-type="float" office:value="0.0157962" calcext:value-type="float">
            <text:p>0.0157962</text:p>
          </table:table-cell>
          <table:table-cell office:value-type="float" office:value="0.0158184" calcext:value-type="float">
            <text:p>0.0158184</text:p>
          </table:table-cell>
          <table:table-cell office:value-type="float" office:value="0.0163469" calcext:value-type="float">
            <text:p>0.0163469</text:p>
          </table:table-cell>
          <table:table-cell office:value-type="float" office:value="0.0156293" calcext:value-type="float">
            <text:p>0.0156293</text:p>
          </table:table-cell>
          <table:table-cell office:value-type="float" office:value="0.0156799" calcext:value-type="float">
            <text:p>0.0156799</text:p>
          </table:table-cell>
          <table:table-cell office:value-type="float" office:value="0.0158497" calcext:value-type="float">
            <text:p>0.0158497</text:p>
          </table:table-cell>
          <table:table-cell table:number-columns-repeated="2"/>
          <table:table-cell table:formula="of:=([.$B25]+[.$C25]+[.$D25]+[.$E25]+[.$F25]+[.$G25]+[.$H25]+[.$I25]+[.$J25]+[.K25])/10" office:value-type="float" office:value="0.0159211" calcext:value-type="float">
            <text:p>0.0159211</text:p>
          </table:table-cell>
        </table:table-row>
        <table:table-row table:style-name="ro1">
          <table:table-cell table:formula="of:=[.$A25]+4000" office:value-type="float" office:value="88000" calcext:value-type="float">
            <text:p>88000</text:p>
          </table:table-cell>
          <table:table-cell office:value-type="float" office:value="0.0176586" calcext:value-type="float">
            <text:p>0.0176586</text:p>
          </table:table-cell>
          <table:table-cell office:value-type="float" office:value="0.0162788" calcext:value-type="float">
            <text:p>0.0162788</text:p>
          </table:table-cell>
          <table:table-cell office:value-type="float" office:value="0.0176153" calcext:value-type="float">
            <text:p>0.0176153</text:p>
          </table:table-cell>
          <table:table-cell office:value-type="float" office:value="0.0166172" calcext:value-type="float">
            <text:p>0.0166172</text:p>
          </table:table-cell>
          <table:table-cell office:value-type="float" office:value="0.0168824" calcext:value-type="float">
            <text:p>0.0168824</text:p>
          </table:table-cell>
          <table:table-cell office:value-type="float" office:value="0.0169032" calcext:value-type="float">
            <text:p>0.0169032</text:p>
          </table:table-cell>
          <table:table-cell office:value-type="float" office:value="0.0180978" calcext:value-type="float">
            <text:p>0.0180978</text:p>
          </table:table-cell>
          <table:table-cell office:value-type="float" office:value="0.0171771" calcext:value-type="float">
            <text:p>0.0171771</text:p>
          </table:table-cell>
          <table:table-cell office:value-type="float" office:value="0.0166141" calcext:value-type="float">
            <text:p>0.0166141</text:p>
          </table:table-cell>
          <table:table-cell office:value-type="float" office:value="0.0165619" calcext:value-type="float">
            <text:p>0.0165619</text:p>
          </table:table-cell>
          <table:table-cell table:number-columns-repeated="2"/>
          <table:table-cell table:formula="of:=([.$B26]+[.$C26]+[.$D26]+[.$E26]+[.$F26]+[.$G26]+[.$H26]+[.$I26]+[.$J26]+[.K26])/10" office:value-type="float" office:value="0.01704064" calcext:value-type="float">
            <text:p>0.01704064</text:p>
          </table:table-cell>
        </table:table-row>
        <table:table-row table:style-name="ro1">
          <table:table-cell table:formula="of:=[.$A26]+4000" office:value-type="float" office:value="92000" calcext:value-type="float">
            <text:p>92000</text:p>
          </table:table-cell>
          <table:table-cell office:value-type="float" office:value="0.0182092" calcext:value-type="float">
            <text:p>0.0182092</text:p>
          </table:table-cell>
          <table:table-cell office:value-type="float" office:value="0.0176366" calcext:value-type="float">
            <text:p>0.0176366</text:p>
          </table:table-cell>
          <table:table-cell office:value-type="float" office:value="0.0174252" calcext:value-type="float">
            <text:p>0.0174252</text:p>
          </table:table-cell>
          <table:table-cell office:value-type="float" office:value="0.0175127" calcext:value-type="float">
            <text:p>0.0175127</text:p>
          </table:table-cell>
          <table:table-cell office:value-type="float" office:value="0.0175004" calcext:value-type="float">
            <text:p>0.0175004</text:p>
          </table:table-cell>
          <table:table-cell office:value-type="float" office:value="0.0170245" calcext:value-type="float">
            <text:p>0.0170245</text:p>
          </table:table-cell>
          <table:table-cell office:value-type="float" office:value="0.0188388" calcext:value-type="float">
            <text:p>0.0188388</text:p>
          </table:table-cell>
          <table:table-cell office:value-type="float" office:value="0.0183135" calcext:value-type="float">
            <text:p>0.0183135</text:p>
          </table:table-cell>
          <table:table-cell office:value-type="float" office:value="0.0175539" calcext:value-type="float">
            <text:p>0.0175539</text:p>
          </table:table-cell>
          <table:table-cell office:value-type="float" office:value="0.0173233" calcext:value-type="float">
            <text:p>0.0173233</text:p>
          </table:table-cell>
          <table:table-cell table:number-columns-repeated="2"/>
          <table:table-cell table:formula="of:=([.$B27]+[.$C27]+[.$D27]+[.$E27]+[.$F27]+[.$G27]+[.$H27]+[.$I27]+[.$J27]+[.K27])/10" office:value-type="float" office:value="0.01773381" calcext:value-type="float">
            <text:p>0.01773381</text:p>
          </table:table-cell>
        </table:table-row>
        <table:table-row table:style-name="ro1">
          <table:table-cell table:formula="of:=[.$A27]+4000" office:value-type="float" office:value="96000" calcext:value-type="float">
            <text:p>96000</text:p>
          </table:table-cell>
          <table:table-cell office:value-type="float" office:value="0.0187346" calcext:value-type="float">
            <text:p>0.0187346</text:p>
          </table:table-cell>
          <table:table-cell office:value-type="float" office:value="0.0186326" calcext:value-type="float">
            <text:p>0.0186326</text:p>
          </table:table-cell>
          <table:table-cell office:value-type="float" office:value="0.0182693" calcext:value-type="float">
            <text:p>0.0182693</text:p>
          </table:table-cell>
          <table:table-cell office:value-type="float" office:value="0.0183537" calcext:value-type="float">
            <text:p>0.0183537</text:p>
          </table:table-cell>
          <table:table-cell office:value-type="float" office:value="0.0186103" calcext:value-type="float">
            <text:p>0.0186103</text:p>
          </table:table-cell>
          <table:table-cell office:value-type="float" office:value="0.0174987" calcext:value-type="float">
            <text:p>0.0174987</text:p>
          </table:table-cell>
          <table:table-cell office:value-type="float" office:value="0.0192243" calcext:value-type="float">
            <text:p>0.0192243</text:p>
          </table:table-cell>
          <table:table-cell office:value-type="float" office:value="0.0183057" calcext:value-type="float">
            <text:p>0.0183057</text:p>
          </table:table-cell>
          <table:table-cell office:value-type="float" office:value="0.0189846" calcext:value-type="float">
            <text:p>0.0189846</text:p>
          </table:table-cell>
          <table:table-cell office:value-type="float" office:value="0.0184773" calcext:value-type="float">
            <text:p>0.0184773</text:p>
          </table:table-cell>
          <table:table-cell table:number-columns-repeated="2"/>
          <table:table-cell table:formula="of:=([.$B28]+[.$C28]+[.$D28]+[.$E28]+[.$F28]+[.$G28]+[.$H28]+[.$I28]+[.$J28]+[.K28])/10" office:value-type="float" office:value="0.01850911" calcext:value-type="float">
            <text:p>0.01850911</text:p>
          </table:table-cell>
        </table:table-row>
        <table:table-row table:style-name="ro1">
          <table:table-cell table:formula="of:=[.$A28]+4000" office:value-type="float" office:value="100000" calcext:value-type="float">
            <text:p>100000</text:p>
          </table:table-cell>
          <table:table-cell office:value-type="float" office:value="0.0187611" calcext:value-type="float">
            <text:p>0.0187611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0186315" calcext:value-type="float">
            <text:p>0.018631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192236" calcext:value-type="float">
            <text:p>0.0192236</text:p>
          </table:table-cell>
          <table:table-cell office:value-type="float" office:value="0.0193248" calcext:value-type="float">
            <text:p>0.0193248</text:p>
          </table:table-cell>
          <table:table-cell office:value-type="float" office:value="0.0198692" calcext:value-type="float">
            <text:p>0.0198692</text:p>
          </table:table-cell>
          <table:table-cell office:value-type="float" office:value="0.0189705" calcext:value-type="float">
            <text:p>0.018970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0.0185167" calcext:value-type="float">
            <text:p>0.0185167</text:p>
          </table:table-cell>
          <table:table-cell table:number-columns-repeated="2"/>
          <table:table-cell table:formula="of:=([.$B29]+[.$C29]+[.$D29]+[.$E29]+[.$F29]+[.$G29]+[.$H29]+[.$I29]+[.$J29]+[.K29])/10" office:value-type="float" office:value="0.01903164" calcext:value-type="float">
            <text:p>0.01903164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INSERC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año</text:p>
          </table:table-cell>
          <table:table-cell table:number-columns-repeated="12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53918" calcext:value-type="float">
            <text:p>0.0153918</text:p>
          </table:table-cell>
          <table:table-cell office:value-type="float" office:value="0.0154148" calcext:value-type="float">
            <text:p>0.0154148</text:p>
          </table:table-cell>
          <table:table-cell office:value-type="float" office:value="0.0151141" calcext:value-type="float">
            <text:p>0.0151141</text:p>
          </table:table-cell>
          <table:table-cell office:value-type="float" office:value="0.0154148" calcext:value-type="float">
            <text:p>0.0154148</text:p>
          </table:table-cell>
          <table:table-cell office:value-type="float" office:value="0.0157089" calcext:value-type="float">
            <text:p>0.0157089</text:p>
          </table:table-cell>
          <table:table-cell office:value-type="float" office:value="0.0149043" calcext:value-type="float">
            <text:p>0.0149043</text:p>
          </table:table-cell>
          <table:table-cell office:value-type="float" office:value="0.0151753" calcext:value-type="float">
            <text:p>0.0151753</text:p>
          </table:table-cell>
          <table:table-cell office:value-type="float" office:value="0.0153027" calcext:value-type="float">
            <text:p>0.0153027</text:p>
          </table:table-cell>
          <table:table-cell office:value-type="float" office:value="0.0157297" calcext:value-type="float">
            <text:p>0.0157297</text:p>
          </table:table-cell>
          <table:table-cell office:value-type="float" office:value="0.0227974" calcext:value-type="float">
            <text:p>0.0227974</text:p>
          </table:table-cell>
          <table:table-cell table:number-columns-repeated="2"/>
          <table:table-cell table:formula="of:=([.$B37]+[.$C37]+[.$D37]+[.$E37]+[.$F37]+[.$G37]+[.$H37]+[.$I37]+[.$J37]+[.K37])/10" office:value-type="float" office:value="0.01609538" calcext:value-type="float">
            <text:p>0.01609538</text:p>
          </table:table-cell>
        </table:table-row>
        <table:table-row table:style-name="ro1">
          <table:table-cell table:formula="of:=[.$A37]+4000" office:value-type="float" office:value="8000" calcext:value-type="float">
            <text:p>8000</text:p>
          </table:table-cell>
          <table:table-cell office:value-type="float" office:value="0.0614566" calcext:value-type="float">
            <text:p>0.0614566</text:p>
          </table:table-cell>
          <table:table-cell office:value-type="float" office:value="0.0610266" calcext:value-type="float">
            <text:p>0.0610266</text:p>
          </table:table-cell>
          <table:table-cell office:value-type="float" office:value="0.0614071" calcext:value-type="float">
            <text:p>0.0614071</text:p>
          </table:table-cell>
          <table:table-cell office:value-type="float" office:value="0.0610266" calcext:value-type="float">
            <text:p>0.0610266</text:p>
          </table:table-cell>
          <table:table-cell office:value-type="float" office:value="0.0630875" calcext:value-type="float">
            <text:p>0.0630875</text:p>
          </table:table-cell>
          <table:table-cell office:value-type="float" office:value="0.0604338" calcext:value-type="float">
            <text:p>0.0604338</text:p>
          </table:table-cell>
          <table:table-cell office:value-type="float" office:value="0.0612628" calcext:value-type="float">
            <text:p>0.0612628</text:p>
          </table:table-cell>
          <table:table-cell office:value-type="float" office:value="0.0633209" calcext:value-type="float">
            <text:p>0.0633209</text:p>
          </table:table-cell>
          <table:table-cell office:value-type="float" office:value="0.0615285" calcext:value-type="float">
            <text:p>0.0615285</text:p>
          </table:table-cell>
          <table:table-cell office:value-type="float" office:value="0.0721993" calcext:value-type="float">
            <text:p>0.0721993</text:p>
          </table:table-cell>
          <table:table-cell table:number-columns-repeated="2"/>
          <table:table-cell table:formula="of:=([.$B38]+[.$C38]+[.$D38]+[.$E38]+[.$F38]+[.$G38]+[.$H38]+[.$I38]+[.$J38]+[.K38])/10" office:value-type="float" office:value="0.06267497" calcext:value-type="float">
            <text:p>0.06267497</text:p>
          </table:table-cell>
        </table:table-row>
        <table:table-row table:style-name="ro1">
          <table:table-cell table:formula="of:=[.$A38]+4000" office:value-type="float" office:value="12000" calcext:value-type="float">
            <text:p>12000</text:p>
          </table:table-cell>
          <table:table-cell office:value-type="float" office:value="0.137068" calcext:value-type="float">
            <text:p>0.137068</text:p>
          </table:table-cell>
          <table:table-cell office:value-type="float" office:value="0.138388" calcext:value-type="float">
            <text:p>0.138388</text:p>
          </table:table-cell>
          <table:table-cell office:value-type="float" office:value="0.137267" calcext:value-type="float">
            <text:p>0.137267</text:p>
          </table:table-cell>
          <table:table-cell office:value-type="float" office:value="0.138388" calcext:value-type="float">
            <text:p>0.138388</text:p>
          </table:table-cell>
          <table:table-cell office:value-type="float" office:value="0.137134" calcext:value-type="float">
            <text:p>0.137134</text:p>
          </table:table-cell>
          <table:table-cell office:value-type="float" office:value="0.136094" calcext:value-type="float">
            <text:p>0.136094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38446" calcext:value-type="float">
            <text:p>0.138446</text:p>
          </table:table-cell>
          <table:table-cell office:value-type="float" office:value="0.139074" calcext:value-type="float">
            <text:p>0.139074</text:p>
          </table:table-cell>
          <table:table-cell office:value-type="float" office:value="0.148023" calcext:value-type="float">
            <text:p>0.148023</text:p>
          </table:table-cell>
          <table:table-cell table:number-columns-repeated="2"/>
          <table:table-cell table:formula="of:=([.$B39]+[.$C39]+[.$D39]+[.$E39]+[.$F39]+[.$G39]+[.$H39]+[.$I39]+[.$J39]+[.K39])/10" office:value-type="float" office:value="0.1389682" calcext:value-type="float">
            <text:p>0.1389682</text:p>
          </table:table-cell>
        </table:table-row>
        <table:table-row table:style-name="ro1">
          <table:table-cell table:formula="of:=[.$A39]+4000" office:value-type="float" office:value="16000" calcext:value-type="float">
            <text:p>16000</text:p>
          </table:table-cell>
          <table:table-cell office:value-type="float" office:value="0.243272" calcext:value-type="float">
            <text:p>0.243272</text:p>
          </table:table-cell>
          <table:table-cell office:value-type="float" office:value="0.244373" calcext:value-type="float">
            <text:p>0.244373</text:p>
          </table:table-cell>
          <table:table-cell office:value-type="float" office:value="0.244939" calcext:value-type="float">
            <text:p>0.244939</text:p>
          </table:table-cell>
          <table:table-cell office:value-type="float" office:value="0.244373" calcext:value-type="float">
            <text:p>0.244373</text:p>
          </table:table-cell>
          <table:table-cell office:value-type="float" office:value="0.244777" calcext:value-type="float">
            <text:p>0.244777</text:p>
          </table:table-cell>
          <table:table-cell office:value-type="float" office:value="0.242759" calcext:value-type="float">
            <text:p>0.242759</text:p>
          </table:table-cell>
          <table:table-cell office:value-type="float" office:value="0.246622" calcext:value-type="float">
            <text:p>0.24662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244078" calcext:value-type="float">
            <text:p>0.244078</text:p>
          </table:table-cell>
          <table:table-cell office:value-type="float" office:value="0.247755" calcext:value-type="float">
            <text:p>0.247755</text:p>
          </table:table-cell>
          <table:table-cell table:number-columns-repeated="2"/>
          <table:table-cell table:formula="of:=([.$B40]+[.$C40]+[.$D40]+[.$E40]+[.$F40]+[.$G40]+[.$H40]+[.$I40]+[.$J40]+[.K40])/10" office:value-type="float" office:value="0.2447538" calcext:value-type="float">
            <text:p>0.2447538</text:p>
          </table:table-cell>
        </table:table-row>
        <table:table-row table:style-name="ro1">
          <table:table-cell table:formula="of:=[.$A40]+4000" office:value-type="float" office:value="20000" calcext:value-type="float">
            <text:p>20000</text:p>
          </table:table-cell>
          <table:table-cell office:value-type="float" office:value="0.380171" calcext:value-type="float">
            <text:p>0.380171</text:p>
          </table:table-cell>
          <table:table-cell office:value-type="float" office:value="0.381188" calcext:value-type="float">
            <text:p>0.381188</text:p>
          </table:table-cell>
          <table:table-cell office:value-type="float" office:value="0.381253" calcext:value-type="float">
            <text:p>0.381253</text:p>
          </table:table-cell>
          <table:table-cell office:value-type="float" office:value="0.381188" calcext:value-type="float">
            <text:p>0.381188</text:p>
          </table:table-cell>
          <table:table-cell office:value-type="float" office:value="0.380671" calcext:value-type="float">
            <text:p>0.380671</text:p>
          </table:table-cell>
          <table:table-cell office:value-type="float" office:value="0.383178" calcext:value-type="float">
            <text:p>0.383178</text:p>
          </table:table-cell>
          <table:table-cell office:value-type="float" office:value="0.381211" calcext:value-type="float">
            <text:p>0.381211</text:p>
          </table:table-cell>
          <table:table-cell office:value-type="float" office:value="0.386105" calcext:value-type="float">
            <text:p>0.386105</text:p>
          </table:table-cell>
          <table:table-cell office:value-type="float" office:value="0.389811" calcext:value-type="float">
            <text:p>0.389811</text:p>
          </table:table-cell>
          <table:table-cell office:value-type="float" office:value="0.386819" calcext:value-type="float">
            <text:p>0.386819</text:p>
          </table:table-cell>
          <table:table-cell table:number-columns-repeated="2"/>
          <table:table-cell table:formula="of:=([.$B41]+[.$C41]+[.$D41]+[.$E41]+[.$F41]+[.$G41]+[.$H41]+[.$I41]+[.$J41]+[.K41])/10" office:value-type="float" office:value="0.3831595" calcext:value-type="float">
            <text:p>0.3831595</text:p>
          </table:table-cell>
        </table:table-row>
        <table:table-row table:style-name="ro1">
          <table:table-cell table:formula="of:=[.$A41]+4000" office:value-type="float" office:value="24000" calcext:value-type="float">
            <text:p>2400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55699" calcext:value-type="float">
            <text:p>0.555699</text:p>
          </table:table-cell>
          <table:table-cell office:value-type="float" office:value="0.544832" calcext:value-type="float">
            <text:p>0.544832</text:p>
          </table:table-cell>
          <table:table-cell office:value-type="float" office:value="0.555699" calcext:value-type="float">
            <text:p>0.555699</text:p>
          </table:table-cell>
          <table:table-cell office:value-type="float" office:value="0.547466" calcext:value-type="float">
            <text:p>0.547466</text:p>
          </table:table-cell>
          <table:table-cell office:value-type="float" office:value="0.54838" calcext:value-type="float">
            <text:p>0.54838</text:p>
          </table:table-cell>
          <table:table-cell office:value-type="float" office:value="0.555775" calcext:value-type="float">
            <text:p>0.555775</text:p>
          </table:table-cell>
          <table:table-cell office:value-type="float" office:value="0.561097" calcext:value-type="float">
            <text:p>0.561097</text:p>
          </table:table-cell>
          <table:table-cell office:value-type="float" office:value="0.553736" calcext:value-type="float">
            <text:p>0.553736</text:p>
          </table:table-cell>
          <table:table-cell office:value-type="float" office:value="0.55274" calcext:value-type="float">
            <text:p>0.55274</text:p>
          </table:table-cell>
          <table:table-cell table:number-columns-repeated="2"/>
          <table:table-cell table:formula="of:=([.$B42]+[.$C42]+[.$D42]+[.$E42]+[.$F42]+[.$G42]+[.$H42]+[.$I42]+[.$J42]+[.K42])/10" office:value-type="float" office:value="0.5535224" calcext:value-type="float">
            <text:p>0.5535224</text:p>
          </table:table-cell>
        </table:table-row>
        <table:table-row table:style-name="ro1">
          <table:table-cell table:formula="of:=[.$A42]+4000" office:value-type="float" office:value="28000" calcext:value-type="float">
            <text:p>28000</text:p>
          </table:table-cell>
          <table:table-cell office:value-type="float" office:value="0.746952" calcext:value-type="float">
            <text:p>0.746952</text:p>
          </table:table-cell>
          <table:table-cell office:value-type="float" office:value="0.752006" calcext:value-type="float">
            <text:p>0.752006</text:p>
          </table:table-cell>
          <table:table-cell office:value-type="float" office:value="0.746779" calcext:value-type="float">
            <text:p>0.746779</text:p>
          </table:table-cell>
          <table:table-cell office:value-type="float" office:value="0.752006" calcext:value-type="float">
            <text:p>0.75200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745966" calcext:value-type="float">
            <text:p>0.745966</text:p>
          </table:table-cell>
          <table:table-cell office:value-type="float" office:value="0.741584" calcext:value-type="float">
            <text:p>0.741584</text:p>
          </table:table-cell>
          <table:table-cell office:value-type="float" office:value="0.748771" calcext:value-type="float">
            <text:p>0.748771</text:p>
          </table:table-cell>
          <table:table-cell office:value-type="float" office:value="0.742264" calcext:value-type="float">
            <text:p>0.742264</text:p>
          </table:table-cell>
          <table:table-cell office:value-type="float" office:value="0.742631" calcext:value-type="float">
            <text:p>0.742631</text:p>
          </table:table-cell>
          <table:table-cell table:number-columns-repeated="2"/>
          <table:table-cell table:formula="of:=([.$B43]+[.$C43]+[.$D43]+[.$E43]+[.$F43]+[.$G43]+[.$H43]+[.$I43]+[.$J43]+[.K43])/10" office:value-type="float" office:value="0.7469109" calcext:value-type="float">
            <text:p>0.7469109</text:p>
          </table:table-cell>
        </table:table-row>
        <table:table-row table:style-name="ro1">
          <table:table-cell table:formula="of:=[.$A43]+4000" office:value-type="float" office:value="32000" calcext:value-type="float">
            <text:p>32000</text:p>
          </table:table-cell>
          <table:table-cell office:value-type="float" office:value="0.975509" calcext:value-type="float">
            <text:p>0.975509</text:p>
          </table:table-cell>
          <table:table-cell office:value-type="float" office:value="0.973763" calcext:value-type="float">
            <text:p>0.973763</text:p>
          </table:table-cell>
          <table:table-cell office:value-type="float" office:value="0.980307" calcext:value-type="float">
            <text:p>0.980307</text:p>
          </table:table-cell>
          <table:table-cell office:value-type="float" office:value="0.973763" calcext:value-type="float">
            <text:p>0.973763</text:p>
          </table:table-cell>
          <table:table-cell office:value-type="float" office:value="0.982498" calcext:value-type="float">
            <text:p>0.982498</text:p>
          </table:table-cell>
          <table:table-cell office:value-type="float" office:value="0.967183" calcext:value-type="float">
            <text:p>0.967183</text:p>
          </table:table-cell>
          <table:table-cell office:value-type="float" office:value="0.969123" calcext:value-type="float">
            <text:p>0.969123</text:p>
          </table:table-cell>
          <table:table-cell office:value-type="float" office:value="0.976341" calcext:value-type="float">
            <text:p>0.976341</text:p>
          </table:table-cell>
          <table:table-cell office:value-type="float" office:value="0.975817" calcext:value-type="float">
            <text:p>0.975817</text:p>
          </table:table-cell>
          <table:table-cell office:value-type="float" office:value="0.971283" calcext:value-type="float">
            <text:p>0.971283</text:p>
          </table:table-cell>
          <table:table-cell table:number-columns-repeated="2"/>
          <table:table-cell table:formula="of:=([.$B44]+[.$C44]+[.$D44]+[.$E44]+[.$F44]+[.$G44]+[.$H44]+[.$I44]+[.$J44]+[.K44])/10" office:value-type="float" office:value="0.9745587" calcext:value-type="float">
            <text:p>0.9745587</text:p>
          </table:table-cell>
        </table:table-row>
        <table:table-row table:style-name="ro1">
          <table:table-cell table:formula="of:=[.$A44]+4000" office:value-type="float" office:value="36000" calcext:value-type="float">
            <text:p>36000</text:p>
          </table:table-cell>
          <table:table-cell office:value-type="float" office:value="1.24248" calcext:value-type="float">
            <text:p>1.24248</text:p>
          </table:table-cell>
          <table:table-cell office:value-type="float" office:value="1.23314" calcext:value-type="float">
            <text:p>1.23314</text:p>
          </table:table-cell>
          <table:table-cell office:value-type="float" office:value="1.24155" calcext:value-type="float">
            <text:p>1.24155</text:p>
          </table:table-cell>
          <table:table-cell office:value-type="float" office:value="1.23314" calcext:value-type="float">
            <text:p>1.23314</text:p>
          </table:table-cell>
          <table:table-cell office:value-type="float" office:value="1.23423" calcext:value-type="float">
            <text:p>1.23423</text:p>
          </table:table-cell>
          <table:table-cell office:value-type="float" office:value="1.23396" calcext:value-type="float">
            <text:p>1.23396</text:p>
          </table:table-cell>
          <table:table-cell office:value-type="float" office:value="1.23567" calcext:value-type="float">
            <text:p>1.23567</text:p>
          </table:table-cell>
          <table:table-cell office:value-type="float" office:value="1.24446" calcext:value-type="float">
            <text:p>1.24446</text:p>
          </table:table-cell>
          <table:table-cell office:value-type="float" office:value="1.23577" calcext:value-type="float">
            <text:p>1.23577</text:p>
          </table:table-cell>
          <table:table-cell office:value-type="float" office:value="1.23731" calcext:value-type="float">
            <text:p>1.23731</text:p>
          </table:table-cell>
          <table:table-cell table:number-columns-repeated="2"/>
          <table:table-cell table:formula="of:=([.$B45]+[.$C45]+[.$D45]+[.$E45]+[.$F45]+[.$G45]+[.$H45]+[.$I45]+[.$J45]+[.K45])/10" office:value-type="float" office:value="1.237171" calcext:value-type="float">
            <text:p>1.237171</text:p>
          </table:table-cell>
        </table:table-row>
        <table:table-row table:style-name="ro1">
          <table:table-cell table:formula="of:=[.$A45]+4000" office:value-type="float" office:value="40000" calcext:value-type="float">
            <text:p>40000</text:p>
          </table:table-cell>
          <table:table-cell office:value-type="float" office:value="1.53062" calcext:value-type="float">
            <text:p>1.53062</text:p>
          </table:table-cell>
          <table:table-cell office:value-type="float" office:value="1.53851" calcext:value-type="float">
            <text:p>1.53851</text:p>
          </table:table-cell>
          <table:table-cell office:value-type="float" office:value="1.54899" calcext:value-type="float">
            <text:p>1.54899</text:p>
          </table:table-cell>
          <table:table-cell office:value-type="float" office:value="1.53851" calcext:value-type="float">
            <text:p>1.53851</text:p>
          </table:table-cell>
          <table:table-cell office:value-type="float" office:value="1.53456" calcext:value-type="float">
            <text:p>1.53456</text:p>
          </table:table-cell>
          <table:table-cell office:value-type="float" office:value="1.52209" calcext:value-type="float">
            <text:p>1.52209</text:p>
          </table:table-cell>
          <table:table-cell office:value-type="float" office:value="1.52335" calcext:value-type="float">
            <text:p>1.52335</text:p>
          </table:table-cell>
          <table:table-cell office:value-type="float" office:value="1.5374" calcext:value-type="float">
            <text:p>1.5374</text:p>
          </table:table-cell>
          <table:table-cell office:value-type="float" office:value="1.51589" calcext:value-type="float">
            <text:p>1.51589</text:p>
          </table:table-cell>
          <table:table-cell office:value-type="float" office:value="1.5316" calcext:value-type="float">
            <text:p>1.5316</text:p>
          </table:table-cell>
          <table:table-cell table:number-columns-repeated="2"/>
          <table:table-cell table:formula="of:=([.$B46]+[.$C46]+[.$D46]+[.$E46]+[.$F46]+[.$G46]+[.$H46]+[.$I46]+[.$J46]+[.K46])/10" office:value-type="float" office:value="1.532152" calcext:value-type="float">
            <text:p>1.532152</text:p>
          </table:table-cell>
        </table:table-row>
        <table:table-row table:style-name="ro1">
          <table:table-cell table:formula="of:=[.$A46]+4000" office:value-type="float" office:value="44000" calcext:value-type="float">
            <text:p>44000</text:p>
          </table:table-cell>
          <table:table-cell office:value-type="float" office:value="1.83751" calcext:value-type="float">
            <text:p>1.83751</text:p>
          </table:table-cell>
          <table:table-cell office:value-type="float" office:value="1.83146" calcext:value-type="float">
            <text:p>1.83146</text:p>
          </table:table-cell>
          <table:table-cell office:value-type="float" office:value="1.83979" calcext:value-type="float">
            <text:p>1.83979</text:p>
          </table:table-cell>
          <table:table-cell office:value-type="float" office:value="1.83146" calcext:value-type="float">
            <text:p>1.83146</text:p>
          </table:table-cell>
          <table:table-cell office:value-type="float" office:value="1.83695" calcext:value-type="float">
            <text:p>1.83695</text:p>
          </table:table-cell>
          <table:table-cell office:value-type="float" office:value="1.84568" calcext:value-type="float">
            <text:p>1.84568</text:p>
          </table:table-cell>
          <table:table-cell office:value-type="float" office:value="1.84372" calcext:value-type="float">
            <text:p>1.84372</text:p>
          </table:table-cell>
          <table:table-cell office:value-type="float" office:value="1.85511" calcext:value-type="float">
            <text:p>1.85511</text:p>
          </table:table-cell>
          <table:table-cell office:value-type="float" office:value="1.84764" calcext:value-type="float">
            <text:p>1.84764</text:p>
          </table:table-cell>
          <table:table-cell office:value-type="float" office:value="1.85514" calcext:value-type="float">
            <text:p>1.85514</text:p>
          </table:table-cell>
          <table:table-cell table:number-columns-repeated="2"/>
          <table:table-cell table:formula="of:=([.$B47]+[.$C47]+[.$D47]+[.$E47]+[.$F47]+[.$G47]+[.$H47]+[.$I47]+[.$J47]+[.K47])/10" office:value-type="float" office:value="1.842446" calcext:value-type="float">
            <text:p>1.842446</text:p>
          </table:table-cell>
        </table:table-row>
        <table:table-row table:style-name="ro1">
          <table:table-cell table:formula="of:=[.$A47]+4000" office:value-type="float" office:value="48000" calcext:value-type="float">
            <text:p>48000</text:p>
          </table:table-cell>
          <table:table-cell office:value-type="float" office:value="2.18513" calcext:value-type="float">
            <text:p>2.18513</text:p>
          </table:table-cell>
          <table:table-cell office:value-type="float" office:value="2.1908" calcext:value-type="float">
            <text:p>2.1908</text:p>
          </table:table-cell>
          <table:table-cell office:value-type="float" office:value="2.1968" calcext:value-type="float">
            <text:p>2.1968</text:p>
          </table:table-cell>
          <table:table-cell office:value-type="float" office:value="2.1908" calcext:value-type="float">
            <text:p>2.1908</text:p>
          </table:table-cell>
          <table:table-cell office:value-type="float" office:value="2.23421" calcext:value-type="float">
            <text:p>2.23421</text:p>
          </table:table-cell>
          <table:table-cell office:value-type="float" office:value="2.196" calcext:value-type="float">
            <text:p>2.196</text:p>
          </table:table-cell>
          <table:table-cell office:value-type="float" office:value="2.19102" calcext:value-type="float">
            <text:p>2.19102</text:p>
          </table:table-cell>
          <table:table-cell office:value-type="float" office:value="2.19303" calcext:value-type="float">
            <text:p>2.19303</text:p>
          </table:table-cell>
          <table:table-cell office:value-type="float" office:value="2.19526" calcext:value-type="float">
            <text:p>2.19526</text:p>
          </table:table-cell>
          <table:table-cell office:value-type="float" office:value="2.21403" calcext:value-type="float">
            <text:p>2.21403</text:p>
          </table:table-cell>
          <table:table-cell table:number-columns-repeated="2"/>
          <table:table-cell table:formula="of:=([.$B48]+[.$C48]+[.$D48]+[.$E48]+[.$F48]+[.$G48]+[.$H48]+[.$I48]+[.$J48]+[.K48])/10" office:value-type="float" office:value="2.198708" calcext:value-type="float">
            <text:p>2.198708</text:p>
          </table:table-cell>
        </table:table-row>
        <table:table-row table:style-name="ro1">
          <table:table-cell table:formula="of:=[.$A48]+4000" office:value-type="float" office:value="52000" calcext:value-type="float">
            <text:p>52000</text:p>
          </table:table-cell>
          <table:table-cell office:value-type="float" office:value="2.58209" calcext:value-type="float">
            <text:p>2.58209</text:p>
          </table:table-cell>
          <table:table-cell office:value-type="float" office:value="2.57827" calcext:value-type="float">
            <text:p>2.57827</text:p>
          </table:table-cell>
          <table:table-cell office:value-type="float" office:value="2.59537" calcext:value-type="float">
            <text:p>2.59537</text:p>
          </table:table-cell>
          <table:table-cell office:value-type="float" office:value="2.57827" calcext:value-type="float">
            <text:p>2.57827</text:p>
          </table:table-cell>
          <table:table-cell office:value-type="float" office:value="2.59734" calcext:value-type="float">
            <text:p>2.59734</text:p>
          </table:table-cell>
          <table:table-cell office:value-type="float" office:value="2.57376" calcext:value-type="float">
            <text:p>2.57376</text:p>
          </table:table-cell>
          <table:table-cell office:value-type="float" office:value="2.59721" calcext:value-type="float">
            <text:p>2.59721</text:p>
          </table:table-cell>
          <table:table-cell office:value-type="float" office:value="2.5798" calcext:value-type="float">
            <text:p>2.5798</text:p>
          </table:table-cell>
          <table:table-cell office:value-type="float" office:value="2.56692" calcext:value-type="float">
            <text:p>2.56692</text:p>
          </table:table-cell>
          <table:table-cell office:value-type="float" office:value="2.59909" calcext:value-type="float">
            <text:p>2.59909</text:p>
          </table:table-cell>
          <table:table-cell table:number-columns-repeated="2"/>
          <table:table-cell table:formula="of:=([.$B49]+[.$C49]+[.$D49]+[.$E49]+[.$F49]+[.$G49]+[.$H49]+[.$I49]+[.$J49]+[.K49])/10" office:value-type="float" office:value="2.584812" calcext:value-type="float">
            <text:p>2.584812</text:p>
          </table:table-cell>
        </table:table-row>
        <table:table-row table:style-name="ro1">
          <table:table-cell table:formula="of:=[.$A49]+4000" office:value-type="float" office:value="56000" calcext:value-type="float">
            <text:p>56000</text:p>
          </table:table-cell>
          <table:table-cell office:value-type="float" office:value="2.98269" calcext:value-type="float">
            <text:p>2.98269</text:p>
          </table:table-cell>
          <table:table-cell office:value-type="float" office:value="3.01695" calcext:value-type="float">
            <text:p>3.01695</text:p>
          </table:table-cell>
          <table:table-cell office:value-type="float" office:value="2.98717" calcext:value-type="float">
            <text:p>2.98717</text:p>
          </table:table-cell>
          <table:table-cell office:value-type="float" office:value="3.01695" calcext:value-type="float">
            <text:p>3.01695</text:p>
          </table:table-cell>
          <table:table-cell office:value-type="float" office:value="2.99341" calcext:value-type="float">
            <text:p>2.99341</text:p>
          </table:table-cell>
          <table:table-cell office:value-type="float" office:value="2.99002" calcext:value-type="float">
            <text:p>2.99002</text:p>
          </table:table-cell>
          <table:table-cell office:value-type="float" office:value="2.99421" calcext:value-type="float">
            <text:p>2.99421</text:p>
          </table:table-cell>
          <table:table-cell office:value-type="float" office:value="3.00416" calcext:value-type="float">
            <text:p>3.00416</text:p>
          </table:table-cell>
          <table:table-cell office:value-type="float" office:value="3.00088" calcext:value-type="float">
            <text:p>3.00088</text:p>
          </table:table-cell>
          <table:table-cell office:value-type="float" office:value="2.99078" calcext:value-type="float">
            <text:p>2.99078</text:p>
          </table:table-cell>
          <table:table-cell table:number-columns-repeated="2"/>
          <table:table-cell table:formula="of:=([.$B50]+[.$C50]+[.$D50]+[.$E50]+[.$F50]+[.$G50]+[.$H50]+[.$I50]+[.$J50]+[.K50])/10" office:value-type="float" office:value="2.997722" calcext:value-type="float">
            <text:p>2.997722</text:p>
          </table:table-cell>
        </table:table-row>
        <table:table-row table:style-name="ro1">
          <table:table-cell table:formula="of:=[.$A50]+4000" office:value-type="float" office:value="60000" calcext:value-type="float">
            <text:p>60000</text:p>
          </table:table-cell>
          <table:table-cell office:value-type="float" office:value="3.45238" calcext:value-type="float">
            <text:p>3.45238</text:p>
          </table:table-cell>
          <table:table-cell office:value-type="float" office:value="3.43166" calcext:value-type="float">
            <text:p>3.43166</text:p>
          </table:table-cell>
          <table:table-cell office:value-type="float" office:value="3.44094" calcext:value-type="float">
            <text:p>3.44094</text:p>
          </table:table-cell>
          <table:table-cell office:value-type="float" office:value="3.43166" calcext:value-type="float">
            <text:p>3.43166</text:p>
          </table:table-cell>
          <table:table-cell office:value-type="float" office:value="3.43223" calcext:value-type="float">
            <text:p>3.43223</text:p>
          </table:table-cell>
          <table:table-cell office:value-type="float" office:value="3.41345" calcext:value-type="float">
            <text:p>3.41345</text:p>
          </table:table-cell>
          <table:table-cell office:value-type="float" office:value="3.45457" calcext:value-type="float">
            <text:p>3.45457</text:p>
          </table:table-cell>
          <table:table-cell office:value-type="float" office:value="3.44013" calcext:value-type="float">
            <text:p>3.44013</text:p>
          </table:table-cell>
          <table:table-cell office:value-type="float" office:value="3.44941" calcext:value-type="float">
            <text:p>3.44941</text:p>
          </table:table-cell>
          <table:table-cell office:value-type="float" office:value="3.464" calcext:value-type="float">
            <text:p>3.464</text:p>
          </table:table-cell>
          <table:table-cell table:number-columns-repeated="2"/>
          <table:table-cell table:formula="of:=([.$B51]+[.$C51]+[.$D51]+[.$E51]+[.$F51]+[.$G51]+[.$H51]+[.$I51]+[.$J51]+[.K51])/10" office:value-type="float" office:value="3.441043" calcext:value-type="float">
            <text:p>3.441043</text:p>
          </table:table-cell>
        </table:table-row>
        <table:table-row table:style-name="ro1">
          <table:table-cell table:formula="of:=[.$A51]+4000" office:value-type="float" office:value="64000" calcext:value-type="float">
            <text:p>64000</text:p>
          </table:table-cell>
          <table:table-cell office:value-type="float" office:value="3.96801" calcext:value-type="float">
            <text:p>3.96801</text:p>
          </table:table-cell>
          <table:table-cell office:value-type="float" office:value="3.92122" calcext:value-type="float">
            <text:p>3.92122</text:p>
          </table:table-cell>
          <table:table-cell office:value-type="float" office:value="3.91513" calcext:value-type="float">
            <text:p>3.91513</text:p>
          </table:table-cell>
          <table:table-cell office:value-type="float" office:value="3.92122" calcext:value-type="float">
            <text:p>3.92122</text:p>
          </table:table-cell>
          <table:table-cell office:value-type="float" office:value="3.91636" calcext:value-type="float">
            <text:p>3.91636</text:p>
          </table:table-cell>
          <table:table-cell office:value-type="float" office:value="3.91804" calcext:value-type="float">
            <text:p>3.91804</text:p>
          </table:table-cell>
          <table:table-cell office:value-type="float" office:value="3.90168" calcext:value-type="float">
            <text:p>3.90168</text:p>
          </table:table-cell>
          <table:table-cell office:value-type="float" office:value="3.91241" calcext:value-type="float">
            <text:p>3.91241</text:p>
          </table:table-cell>
          <table:table-cell office:value-type="float" office:value="3.90723" calcext:value-type="float">
            <text:p>3.90723</text:p>
          </table:table-cell>
          <table:table-cell office:value-type="float" office:value="3.93026" calcext:value-type="float">
            <text:p>3.93026</text:p>
          </table:table-cell>
          <table:table-cell table:number-columns-repeated="2"/>
          <table:table-cell table:formula="of:=([.$B52]+[.$C52]+[.$D52]+[.$E52]+[.$F52]+[.$G52]+[.$H52]+[.$I52]+[.$J52]+[.K52])/10" office:value-type="float" office:value="3.921156" calcext:value-type="float">
            <text:p>3.921156</text:p>
          </table:table-cell>
        </table:table-row>
        <table:table-row table:style-name="ro1">
          <table:table-cell table:formula="of:=[.$A52]+4000" office:value-type="float" office:value="68000" calcext:value-type="float">
            <text:p>68000</text:p>
          </table:table-cell>
          <table:table-cell office:value-type="float" office:value="4.39385" calcext:value-type="float">
            <text:p>4.39385</text:p>
          </table:table-cell>
          <table:table-cell office:value-type="float" office:value="4.40543" calcext:value-type="float">
            <text:p>4.40543</text:p>
          </table:table-cell>
          <table:table-cell office:value-type="float" office:value="4.42597" calcext:value-type="float">
            <text:p>4.42597</text:p>
          </table:table-cell>
          <table:table-cell office:value-type="float" office:value="4.40543" calcext:value-type="float">
            <text:p>4.40543</text:p>
          </table:table-cell>
          <table:table-cell office:value-type="float" office:value="4.39002" calcext:value-type="float">
            <text:p>4.39002</text:p>
          </table:table-cell>
          <table:table-cell office:value-type="float" office:value="4.39176" calcext:value-type="float">
            <text:p>4.39176</text:p>
          </table:table-cell>
          <table:table-cell office:value-type="float" office:value="4.41094" calcext:value-type="float">
            <text:p>4.41094</text:p>
          </table:table-cell>
          <table:table-cell office:value-type="float" office:value="4.41812" calcext:value-type="float">
            <text:p>4.41812</text:p>
          </table:table-cell>
          <table:table-cell office:value-type="float" office:value="4.40495" calcext:value-type="float">
            <text:p>4.40495</text:p>
          </table:table-cell>
          <table:table-cell office:value-type="float" office:value="4.42276" calcext:value-type="float">
            <text:p>4.42276</text:p>
          </table:table-cell>
          <table:table-cell table:number-columns-repeated="2"/>
          <table:table-cell table:formula="of:=([.$B53]+[.$C53]+[.$D53]+[.$E53]+[.$F53]+[.$G53]+[.$H53]+[.$I53]+[.$J53]+[.K53])/10" office:value-type="float" office:value="4.406923" calcext:value-type="float">
            <text:p>4.406923</text:p>
          </table:table-cell>
        </table:table-row>
        <table:table-row table:style-name="ro1">
          <table:table-cell table:formula="of:=[.$A53]+4000" office:value-type="float" office:value="72000" calcext:value-type="float">
            <text:p>72000</text:p>
          </table:table-cell>
          <table:table-cell office:value-type="float" office:value="4.96469" calcext:value-type="float">
            <text:p>4.96469</text:p>
          </table:table-cell>
          <table:table-cell office:value-type="float" office:value="4.96258" calcext:value-type="float">
            <text:p>4.96258</text:p>
          </table:table-cell>
          <table:table-cell office:value-type="float" office:value="4.93626" calcext:value-type="float">
            <text:p>4.93626</text:p>
          </table:table-cell>
          <table:table-cell office:value-type="float" office:value="4.96258" calcext:value-type="float">
            <text:p>4.96258</text:p>
          </table:table-cell>
          <table:table-cell office:value-type="float" office:value="4.93974" calcext:value-type="float">
            <text:p>4.93974</text:p>
          </table:table-cell>
          <table:table-cell office:value-type="float" office:value="4.92407" calcext:value-type="float">
            <text:p>4.92407</text:p>
          </table:table-cell>
          <table:table-cell office:value-type="float" office:value="4.95291" calcext:value-type="float">
            <text:p>4.95291</text:p>
          </table:table-cell>
          <table:table-cell office:value-type="float" office:value="4.95304" calcext:value-type="float">
            <text:p>4.95304</text:p>
          </table:table-cell>
          <table:table-cell office:value-type="float" office:value="4.98215" calcext:value-type="float">
            <text:p>4.98215</text:p>
          </table:table-cell>
          <table:table-cell office:value-type="float" office:value="4.98088" calcext:value-type="float">
            <text:p>4.98088</text:p>
          </table:table-cell>
          <table:table-cell table:number-columns-repeated="2"/>
          <table:table-cell table:formula="of:=([.$B54]+[.$C54]+[.$D54]+[.$E54]+[.$F54]+[.$G54]+[.$H54]+[.$I54]+[.$J54]+[.K54])/10" office:value-type="float" office:value="4.95589" calcext:value-type="float">
            <text:p>4.95589</text:p>
          </table:table-cell>
        </table:table-row>
        <table:table-row table:style-name="ro1">
          <table:table-cell table:formula="of:=[.$A54]+4000" office:value-type="float" office:value="76000" calcext:value-type="float">
            <text:p>76000</text:p>
          </table:table-cell>
          <table:table-cell office:value-type="float" office:value="5.5367" calcext:value-type="float">
            <text:p>5.5367</text:p>
          </table:table-cell>
          <table:table-cell office:value-type="float" office:value="5.54503" calcext:value-type="float">
            <text:p>5.54503</text:p>
          </table:table-cell>
          <table:table-cell office:value-type="float" office:value="5.53675" calcext:value-type="float">
            <text:p>5.53675</text:p>
          </table:table-cell>
          <table:table-cell office:value-type="float" office:value="5.54503" calcext:value-type="float">
            <text:p>5.54503</text:p>
          </table:table-cell>
          <table:table-cell office:value-type="float" office:value="5.59651" calcext:value-type="float">
            <text:p>5.59651</text:p>
          </table:table-cell>
          <table:table-cell office:value-type="float" office:value="5.54067" calcext:value-type="float">
            <text:p>5.54067</text:p>
          </table:table-cell>
          <table:table-cell office:value-type="float" office:value="5.50521" calcext:value-type="float">
            <text:p>5.50521</text:p>
          </table:table-cell>
          <table:table-cell office:value-type="float" office:value="5.51432" calcext:value-type="float">
            <text:p>5.51432</text:p>
          </table:table-cell>
          <table:table-cell office:value-type="float" office:value="5.52387" calcext:value-type="float">
            <text:p>5.52387</text:p>
          </table:table-cell>
          <table:table-cell office:value-type="float" office:value="5.52788" calcext:value-type="float">
            <text:p>5.52788</text:p>
          </table:table-cell>
          <table:table-cell table:number-columns-repeated="2"/>
          <table:table-cell table:formula="of:=([.$B55]+[.$C55]+[.$D55]+[.$E55]+[.$F55]+[.$G55]+[.$H55]+[.$I55]+[.$J55]+[.K55])/10" office:value-type="float" office:value="5.537197" calcext:value-type="float">
            <text:p>5.537197</text:p>
          </table:table-cell>
        </table:table-row>
        <table:table-row table:style-name="ro1">
          <table:table-cell table:formula="of:=[.$A55]+4000" office:value-type="float" office:value="80000" calcext:value-type="float">
            <text:p>80000</text:p>
          </table:table-cell>
          <table:table-cell office:value-type="float" office:value="6.09779" calcext:value-type="float">
            <text:p>6.09779</text:p>
          </table:table-cell>
          <table:table-cell office:value-type="float" office:value="6.12816" calcext:value-type="float">
            <text:p>6.12816</text:p>
          </table:table-cell>
          <table:table-cell office:value-type="float" office:value="6.10786" calcext:value-type="float">
            <text:p>6.10786</text:p>
          </table:table-cell>
          <table:table-cell office:value-type="float" office:value="6.12816" calcext:value-type="float">
            <text:p>6.12816</text:p>
          </table:table-cell>
          <table:table-cell office:value-type="float" office:value="6.16118" calcext:value-type="float">
            <text:p>6.16118</text:p>
          </table:table-cell>
          <table:table-cell office:value-type="float" office:value="6.10522" calcext:value-type="float">
            <text:p>6.10522</text:p>
          </table:table-cell>
          <table:table-cell office:value-type="float" office:value="6.19293" calcext:value-type="float">
            <text:p>6.19293</text:p>
          </table:table-cell>
          <table:table-cell office:value-type="float" office:value="6.12395" calcext:value-type="float">
            <text:p>6.12395</text:p>
          </table:table-cell>
          <table:table-cell office:value-type="float" office:value="6.123" calcext:value-type="float">
            <text:p>6.123</text:p>
          </table:table-cell>
          <table:table-cell office:value-type="float" office:value="6.13181" calcext:value-type="float">
            <text:p>6.13181</text:p>
          </table:table-cell>
          <table:table-cell table:number-columns-repeated="2"/>
          <table:table-cell table:formula="of:=([.$B56]+[.$C56]+[.$D56]+[.$E56]+[.$F56]+[.$G56]+[.$H56]+[.$I56]+[.$J56]+[.K56])/10" office:value-type="float" office:value="6.130006" calcext:value-type="float">
            <text:p>6.130006</text:p>
          </table:table-cell>
        </table:table-row>
        <table:table-row table:style-name="ro1">
          <table:table-cell table:formula="of:=[.$A56]+4000" office:value-type="float" office:value="84000" calcext:value-type="float">
            <text:p>84000</text:p>
          </table:table-cell>
          <table:table-cell office:value-type="float" office:value="6.73634" calcext:value-type="float">
            <text:p>6.73634</text:p>
          </table:table-cell>
          <table:table-cell office:value-type="float" office:value="6.73368" calcext:value-type="float">
            <text:p>6.73368</text:p>
          </table:table-cell>
          <table:table-cell office:value-type="float" office:value="6.70664" calcext:value-type="float">
            <text:p>6.70664</text:p>
          </table:table-cell>
          <table:table-cell office:value-type="float" office:value="6.73368" calcext:value-type="float">
            <text:p>6.73368</text:p>
          </table:table-cell>
          <table:table-cell office:value-type="float" office:value="6.75387" calcext:value-type="float">
            <text:p>6.75387</text:p>
          </table:table-cell>
          <table:table-cell office:value-type="float" office:value="6.74874" calcext:value-type="float">
            <text:p>6.74874</text:p>
          </table:table-cell>
          <table:table-cell office:value-type="float" office:value="6.74095" calcext:value-type="float">
            <text:p>6.74095</text:p>
          </table:table-cell>
          <table:table-cell office:value-type="float" office:value="6.79384" calcext:value-type="float">
            <text:p>6.79384</text:p>
          </table:table-cell>
          <table:table-cell office:value-type="float" office:value="6.72282" calcext:value-type="float">
            <text:p>6.72282</text:p>
          </table:table-cell>
          <table:table-cell office:value-type="float" office:value="6.73485" calcext:value-type="float">
            <text:p>6.73485</text:p>
          </table:table-cell>
          <table:table-cell table:number-columns-repeated="2"/>
          <table:table-cell table:formula="of:=([.$B57]+[.$C57]+[.$D57]+[.$E57]+[.$F57]+[.$G57]+[.$H57]+[.$I57]+[.$J57]+[.K57])/10" office:value-type="float" office:value="6.740541" calcext:value-type="float">
            <text:p>6.740541</text:p>
          </table:table-cell>
        </table:table-row>
        <table:table-row table:style-name="ro1">
          <table:table-cell table:formula="of:=[.$A57]+4000" office:value-type="float" office:value="88000" calcext:value-type="float">
            <text:p>88000</text:p>
          </table:table-cell>
          <table:table-cell office:value-type="float" office:value="7.41595" calcext:value-type="float">
            <text:p>7.41595</text:p>
          </table:table-cell>
          <table:table-cell office:value-type="float" office:value="7.40748" calcext:value-type="float">
            <text:p>7.40748</text:p>
          </table:table-cell>
          <table:table-cell office:value-type="float" office:value="7.42433" calcext:value-type="float">
            <text:p>7.42433</text:p>
          </table:table-cell>
          <table:table-cell office:value-type="float" office:value="7.40748" calcext:value-type="float">
            <text:p>7.40748</text:p>
          </table:table-cell>
          <table:table-cell office:value-type="float" office:value="7.4082" calcext:value-type="float">
            <text:p>7.4082</text:p>
          </table:table-cell>
          <table:table-cell office:value-type="float" office:value="7.37661" calcext:value-type="float">
            <text:p>7.37661</text:p>
          </table:table-cell>
          <table:table-cell office:value-type="float" office:value="7.4208" calcext:value-type="float">
            <text:p>7.4208</text:p>
          </table:table-cell>
          <table:table-cell office:value-type="float" office:value="7.36293" calcext:value-type="float">
            <text:p>7.36293</text:p>
          </table:table-cell>
          <table:table-cell office:value-type="float" office:value="7.37569" calcext:value-type="float">
            <text:p>7.37569</text:p>
          </table:table-cell>
          <table:table-cell office:value-type="float" office:value="7.41535" calcext:value-type="float">
            <text:p>7.41535</text:p>
          </table:table-cell>
          <table:table-cell table:number-columns-repeated="2"/>
          <table:table-cell table:formula="of:=([.$B58]+[.$C58]+[.$D58]+[.$E58]+[.$F58]+[.$G58]+[.$H58]+[.$I58]+[.$J58]+[.K58])/10" office:value-type="float" office:value="7.401482" calcext:value-type="float">
            <text:p>7.401482</text:p>
          </table:table-cell>
        </table:table-row>
        <table:table-row table:style-name="ro1">
          <table:table-cell table:formula="of:=[.$A58]+4000" office:value-type="float" office:value="92000" calcext:value-type="float">
            <text:p>92000</text:p>
          </table:table-cell>
          <table:table-cell office:value-type="float" office:value="8.06991" calcext:value-type="float">
            <text:p>8.06991</text:p>
          </table:table-cell>
          <table:table-cell office:value-type="float" office:value="8.05871" calcext:value-type="float">
            <text:p>8.05871</text:p>
          </table:table-cell>
          <table:table-cell office:value-type="float" office:value="8.12636" calcext:value-type="float">
            <text:p>8.12636</text:p>
          </table:table-cell>
          <table:table-cell office:value-type="float" office:value="8.05871" calcext:value-type="float">
            <text:p>8.05871</text:p>
          </table:table-cell>
          <table:table-cell office:value-type="float" office:value="8.49788" calcext:value-type="float">
            <text:p>8.49788</text:p>
          </table:table-cell>
          <table:table-cell office:value-type="float" office:value="8.10026" calcext:value-type="float">
            <text:p>8.10026</text:p>
          </table:table-cell>
          <table:table-cell office:value-type="float" office:value="8.06847" calcext:value-type="float">
            <text:p>8.06847</text:p>
          </table:table-cell>
          <table:table-cell office:value-type="float" office:value="8.10574" calcext:value-type="float">
            <text:p>8.10574</text:p>
          </table:table-cell>
          <table:table-cell office:value-type="float" office:value="8.07946" calcext:value-type="float">
            <text:p>8.07946</text:p>
          </table:table-cell>
          <table:table-cell office:value-type="float" office:value="8.11742" calcext:value-type="float">
            <text:p>8.11742</text:p>
          </table:table-cell>
          <table:table-cell table:number-columns-repeated="2"/>
          <table:table-cell table:formula="of:=([.$B59]+[.$C59]+[.$D59]+[.$E59]+[.$F59]+[.$G59]+[.$H59]+[.$I59]+[.$J59]+[.K59])/10" office:value-type="float" office:value="8.128292" calcext:value-type="float">
            <text:p>8.128292</text:p>
          </table:table-cell>
        </table:table-row>
        <table:table-row table:style-name="ro1">
          <table:table-cell table:formula="of:=[.$A59]+4000" office:value-type="float" office:value="96000" calcext:value-type="float">
            <text:p>96000</text:p>
          </table:table-cell>
          <table:table-cell office:value-type="float" office:value="8.78207" calcext:value-type="float">
            <text:p>8.78207</text:p>
          </table:table-cell>
          <table:table-cell office:value-type="float" office:value="8.78473" calcext:value-type="float">
            <text:p>8.78473</text:p>
          </table:table-cell>
          <table:table-cell office:value-type="float" office:value="8.7803" calcext:value-type="float">
            <text:p>8.7803</text:p>
          </table:table-cell>
          <table:table-cell office:value-type="float" office:value="8.78473" calcext:value-type="float">
            <text:p>8.78473</text:p>
          </table:table-cell>
          <table:table-cell office:value-type="float" office:value="8.81678" calcext:value-type="float">
            <text:p>8.81678</text:p>
          </table:table-cell>
          <table:table-cell office:value-type="float" office:value="8.77323" calcext:value-type="float">
            <text:p>8.77323</text:p>
          </table:table-cell>
          <table:table-cell office:value-type="float" office:value="8.81487" calcext:value-type="float">
            <text:p>8.81487</text:p>
          </table:table-cell>
          <table:table-cell office:value-type="float" office:value="8.85061" calcext:value-type="float">
            <text:p>8.85061</text:p>
          </table:table-cell>
          <table:table-cell office:value-type="float" office:value="8.77624" calcext:value-type="float">
            <text:p>8.77624</text:p>
          </table:table-cell>
          <table:table-cell office:value-type="float" office:value="8.83562" calcext:value-type="float">
            <text:p>8.83562</text:p>
          </table:table-cell>
          <table:table-cell table:number-columns-repeated="2"/>
          <table:table-cell table:formula="of:=([.$B60]+[.$C60]+[.$D60]+[.$E60]+[.$F60]+[.$G60]+[.$H60]+[.$I60]+[.$J60]+[.K60])/10" office:value-type="float" office:value="8.799918" calcext:value-type="float">
            <text:p>8.799918</text:p>
          </table:table-cell>
        </table:table-row>
        <table:table-row table:style-name="ro1">
          <table:table-cell table:formula="of:=[.$A60]+4000" office:value-type="float" office:value="100000" calcext:value-type="float">
            <text:p>100000</text:p>
          </table:table-cell>
          <table:table-cell office:value-type="float" office:value="9.56247" calcext:value-type="float">
            <text:p>9.56247</text:p>
          </table:table-cell>
          <table:table-cell office:value-type="float" office:value="9.59385" calcext:value-type="float">
            <text:p>9.59385</text:p>
          </table:table-cell>
          <table:table-cell office:value-type="float" office:value="9.5651" calcext:value-type="float">
            <text:p>9.5651</text:p>
          </table:table-cell>
          <table:table-cell office:value-type="float" office:value="9.59385" calcext:value-type="float">
            <text:p>9.59385</text:p>
          </table:table-cell>
          <table:table-cell office:value-type="float" office:value="9.64022" calcext:value-type="float">
            <text:p>9.64022</text:p>
          </table:table-cell>
          <table:table-cell office:value-type="float" office:value="9.59121" calcext:value-type="float">
            <text:p>9.59121</text:p>
          </table:table-cell>
          <table:table-cell office:value-type="float" office:value="9.55418" calcext:value-type="float">
            <text:p>9.55418</text:p>
          </table:table-cell>
          <table:table-cell office:value-type="float" office:value="9.5559" calcext:value-type="float">
            <text:p>9.5559</text:p>
          </table:table-cell>
          <table:table-cell office:value-type="float" office:value="9.58155" calcext:value-type="float">
            <text:p>9.58155</text:p>
          </table:table-cell>
          <table:table-cell office:value-type="float" office:value="9.56457" calcext:value-type="float">
            <text:p>9.56457</text:p>
          </table:table-cell>
          <table:table-cell table:number-columns-repeated="2"/>
          <table:table-cell table:formula="of:=([.$B61]+[.$C61]+[.$D61]+[.$E61]+[.$F61]+[.$G61]+[.$H61]+[.$I61]+[.$J61]+[.K61])/10" office:value-type="float" office:value="9.58029" calcext:value-type="float">
            <text:p>9.58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2:02:24.986820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37:58.886436341</meta:creation-date>
    <dc:date>2020-03-17T12:19:08.153066467</dc:date>
    <meta:editing-duration>PT36M17S</meta:editing-duration>
    <meta:editing-cycles>3</meta:editing-cycles>
    <meta:generator>LibreOffice/6.0.7.3$Linux_X86_64 LibreOffice_project/00m0$Build-3</meta:generator>
    <meta:document-statistic meta:table-count="1" meta:cell-count="6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plus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5cm" svg:height="10.439cm" xlink:href=".." xlink:type="simple" chart:class="chart:scatter" chart:style-name="ch1">
        <chart:title svg:x="7.842cm" svg:y="0.344cm" chart:style-name="ch2">
          <text:p>Heapsort</text:p>
        </chart:title>
        <chart:plot-area chart:style-name="ch3" table:cell-range-address="Hoja1.A5:Hoja1.A29 Hoja1.N5:Hoja1.N29" svg:x="0.38cm" svg:y="1.331cm" svg:width="16.943cm" svg:height="8.9cm">
          <chartooo:coordinate-region svg:x="1.478cm" svg:y="1.53cm" svg:width="15.288cm" svg:height="8.0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N5:Hoja1.N29" chart:class="chart:scatter">
            <chart:domain table:cell-range-address="Hoja1.A5:Hoja1.A29"/>
            <chart:regression-curve chart:style-name="ch7">
              <chart:equation chart:display-equation="false" chart:display-r-square="true"/>
            </chart:regression-curve>
            <chart:data-point chart:repeated="8"/>
            <chart:data-point chart:style-name="ch8"/>
            <chart:data-point chart:repeated="2"/>
            <chart:data-point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5:Hoja1.A29</svg:desc>
                </draw:g>
              </table:table-cell>
              <table:table-cell office:value-type="float" office:value="0.0005365579">
                <text:p>0.0005365579</text:p>
                <draw:g>
                  <svg:desc>Hoja1.N5:Hoja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1185946">
                <text:p>0.00118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87494">
                <text:p>0.00187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2624034">
                <text:p>0.002624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3353865">
                <text:p>0.003353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4203006">
                <text:p>0.00420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4942226">
                <text:p>0.00494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5826477">
                <text:p>0.005826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6546323">
                <text:p>0.006546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7398423">
                <text:p>0.007398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8135493">
                <text:p>0.008135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8866813">
                <text:p>0.008866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9680561">
                <text:p>0.009680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1043402">
                <text:p>0.01043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1135504">
                <text:p>0.01135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1213453">
                <text:p>0.0121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1298653">
                <text:p>0.01298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1358856">
                <text:p>0.0135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1431883">
                <text:p>0.01431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1500109">
                <text:p>0.0150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159211">
                <text:p>0.0159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704064">
                <text:p>0.0170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773381">
                <text:p>0.01773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850911">
                <text:p>0.01850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903164">
                <text:p>0.01903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plus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55cm" svg:height="10.758cm" xlink:href=".." xlink:type="simple" chart:class="chart:scatter" chart:style-name="ch1">
        <chart:title svg:x="7.581cm" svg:y="0.351cm" chart:style-name="ch2">
          <text:p>Inserción</text:p>
        </chart:title>
        <chart:plot-area chart:style-name="ch3" table:cell-range-address="Hoja1.A37:Hoja1.A61 Hoja1.N37:Hoja1.N61" svg:x="1.354cm" svg:y="1.345cm" svg:width="15.458cm" svg:height="9.198cm">
          <chartooo:coordinate-region svg:x="1.79cm" svg:y="1.545cm" svg:width="14.28cm" svg:height="8.351cm"/>
          <chart:axis chart:dimension="x" chart:name="primary-x" chart:style-name="ch4"/>
          <chart:axis chart:dimension="y" chart:name="primary-y" chart:style-name="ch4">
            <chart:title svg:x="0.451cm" svg:y="6.544cm" chart:style-name="ch5">
              <text:p>Tiempo</text:p>
            </chart:title>
            <chart:grid chart:style-name="ch6" chart:class="major"/>
          </chart:axis>
          <chart:series chart:style-name="ch7" chart:values-cell-range-address="Hoja1.N37:Hoja1.N61" chart:class="chart:scatter">
            <chart:domain table:cell-range-address="Hoja1.A37:Hoja1.A61"/>
            <chart:regression-curve chart:style-name="ch8">
              <chart:equation chart:display-equation="false" chart:display-r-square="true"/>
            </chart:regression-curve>
            <chart:data-point chart:repeated="7"/>
            <chart:data-point chart:style-name="ch9"/>
            <chart:data-point chart:repeated="9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37:Hoja1.A61</svg:desc>
                </draw:g>
              </table:table-cell>
              <table:table-cell office:value-type="float" office:value="0.01609538">
                <text:p>0.01609538</text:p>
                <draw:g>
                  <svg:desc>Hoja1.N37:Hoja1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53cm" svg:height="10.211cm" xlink:href=".." xlink:type="simple" chart:class="chart:scatter" chart:style-name="ch1">
        <chart:title svg:x="7.061cm" svg:y="0.34cm" chart:style-name="ch2">
          <text:p>Eficiencia Heapsort</text:p>
        </chart:title>
        <chart:plot-area chart:style-name="ch3" table:cell-range-address="Hoja1.A5:Hoja1.A29 Hoja1.N5:Hoja1.N29" svg:x="1.374cm" svg:y="1.323cm" svg:width="16.416cm" svg:height="7.703cm">
          <chartooo:coordinate-region svg:x="2.472cm" svg:y="1.522cm" svg:width="14.761cm" svg:height="6.857cm"/>
          <chart:axis chart:dimension="x" chart:name="primary-x" chart:style-name="ch4">
            <chart:title svg:x="8.929cm" svg:y="9.23cm" chart:style-name="ch5">
              <text:p>Tamano</text:p>
            </chart:title>
          </chart:axis>
          <chart:axis chart:dimension="y" chart:name="primary-y" chart:style-name="ch4">
            <chart:title svg:x="0.451cm" svg:y="6.184cm" chart:style-name="ch6">
              <text:p>Tiempo (seg)</text:p>
            </chart:title>
            <chart:grid chart:style-name="ch7" chart:class="major"/>
          </chart:axis>
          <chart:series chart:style-name="ch8" chart:values-cell-range-address="Hoja1.N5:Hoja1.N29" chart:class="chart:scatter">
            <chart:domain table:cell-range-address="Hoja1.A5:Hoja1.A29"/>
            <chart:regression-curve chart:style-name="ch9">
              <chart:equation chart:display-equation="false" chart:display-r-square="true"/>
            </chart:regression-curve>
            <chart:data-point chart:repeated="13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5:Hoja1.A29</svg:desc>
                </draw:g>
              </table:table-cell>
              <table:table-cell office:value-type="float" office:value="0.0005365579">
                <text:p>0.0005365579</text:p>
                <draw:g>
                  <svg:desc>Hoja1.N5:Hoja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1185946">
                <text:p>0.00118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87494">
                <text:p>0.00187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2624034">
                <text:p>0.002624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3353865">
                <text:p>0.003353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4203006">
                <text:p>0.00420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4942226">
                <text:p>0.00494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5826477">
                <text:p>0.005826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6546323">
                <text:p>0.006546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7398423">
                <text:p>0.007398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8135493">
                <text:p>0.008135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8866813">
                <text:p>0.008866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9680561">
                <text:p>0.009680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1043402">
                <text:p>0.01043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1135504">
                <text:p>0.01135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1213453">
                <text:p>0.0121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1298653">
                <text:p>0.01298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1358856">
                <text:p>0.0135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1431883">
                <text:p>0.01431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1500109">
                <text:p>0.0150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159211">
                <text:p>0.0159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704064">
                <text:p>0.0170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773381">
                <text:p>0.01773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850911">
                <text:p>0.01850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903164">
                <text:p>0.01903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69cm" svg:height="9.995cm" xlink:href=".." xlink:type="simple" chart:class="chart:scatter" chart:style-name="ch1">
        <chart:title svg:x="6.869cm" svg:y="0.335cm" chart:style-name="ch2">
          <text:p>Eficiencia Heapsort</text:p>
        </chart:title>
        <chart:plot-area chart:style-name="ch3" table:cell-range-address="Hoja1.A5:Hoja1.A29 Hoja1.N5:Hoja1.N29" svg:x="1.366cm" svg:y="1.313cm" svg:width="16.048cm" svg:height="7.502cm">
          <chartooo:coordinate-region svg:x="2.464cm" svg:y="1.512cm" svg:width="14.393cm" svg:height="6.656cm"/>
          <chart:axis chart:dimension="x" chart:name="primary-x" chart:style-name="ch4">
            <chart:title svg:x="8.737cm" svg:y="9.014cm" chart:style-name="ch5">
              <text:p>Tamano</text:p>
            </chart:title>
          </chart:axis>
          <chart:axis chart:dimension="y" chart:name="primary-y" chart:style-name="ch4">
            <chart:title svg:x="0.451cm" svg:y="6.074cm" chart:style-name="ch6">
              <text:p>Tiempo (seg)</text:p>
            </chart:title>
            <chart:grid chart:style-name="ch7" chart:class="major"/>
          </chart:axis>
          <chart:series chart:style-name="ch8" chart:values-cell-range-address="Hoja1.N5:Hoja1.N29" chart:class="chart:scatter">
            <chart:domain table:cell-range-address="Hoja1.A5:Hoja1.A29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5:Hoja1.A29</svg:desc>
                </draw:g>
              </table:table-cell>
              <table:table-cell office:value-type="float" office:value="0.0005365579">
                <text:p>0.0005365579</text:p>
                <draw:g>
                  <svg:desc>Hoja1.N5:Hoja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1185946">
                <text:p>0.00118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87494">
                <text:p>0.00187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2624034">
                <text:p>0.002624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3353865">
                <text:p>0.003353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4203006">
                <text:p>0.00420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4942226">
                <text:p>0.00494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5826477">
                <text:p>0.005826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6546323">
                <text:p>0.006546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7398423">
                <text:p>0.007398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8135493">
                <text:p>0.008135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8866813">
                <text:p>0.008866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9680561">
                <text:p>0.009680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1043402">
                <text:p>0.01043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1135504">
                <text:p>0.01135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1213453">
                <text:p>0.0121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1298653">
                <text:p>0.01298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1358856">
                <text:p>0.0135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1431883">
                <text:p>0.01431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1500109">
                <text:p>0.0150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159211">
                <text:p>0.0159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704064">
                <text:p>0.0170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773381">
                <text:p>0.01773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850911">
                <text:p>0.01850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903164">
                <text:p>0.019031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71cm" svg:y="0.316cm" chart:style-name="ch2">
          <text:p>Eficiencia Insercion</text:p>
        </chart:title>
        <chart:plot-area chart:style-name="ch3" table:cell-range-address="Hoja1.A37:Hoja1.A61 Hoja1.N37:Hoja1.N61" svg:x="1.33cm" svg:y="1.275cm" svg:width="14.349cm" svg:height="6.569cm">
          <chartooo:coordinate-region svg:x="1.766cm" svg:y="1.474cm" svg:width="13.171cm" svg:height="5.723cm"/>
          <chart:axis chart:dimension="x" chart:name="primary-x" chart:style-name="ch4">
            <chart:title svg:x="7.851cm" svg:y="8.024cm" chart:style-name="ch5">
              <text:p>Tamano</text:p>
            </chart:title>
          </chart:axis>
          <chart:axis chart:dimension="y" chart:name="primary-y" chart:style-name="ch4">
            <chart:title svg:x="0.451cm" svg:y="5.569cm" chart:style-name="ch6">
              <text:p>Tiempo (seg)</text:p>
            </chart:title>
            <chart:grid chart:style-name="ch7" chart:class="major"/>
          </chart:axis>
          <chart:series chart:style-name="ch8" chart:values-cell-range-address="Hoja1.N37:Hoja1.N61" chart:class="chart:scatter">
            <chart:domain table:cell-range-address="Hoja1.A37:Hoja1.A61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37:Hoja1.A61</svg:desc>
                </draw:g>
              </table:table-cell>
              <table:table-cell office:value-type="float" office:value="0.01609538">
                <text:p>0.01609538</text:p>
                <draw:g>
                  <svg:desc>Hoja1.N37:Hoja1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71cm" svg:y="0.316cm" chart:style-name="ch2">
          <text:p>Eficiencia Insercion</text:p>
        </chart:title>
        <chart:legend chart:legend-position="end" svg:x="11.056cm" svg:y="3.954cm" style:legend-expansion="high" chart:style-name="ch3"/>
        <chart:plot-area chart:style-name="ch4" table:cell-range-address="Hoja1.A37:Hoja1.A61 Hoja1.N37:Hoja1.N61" svg:x="1.33cm" svg:y="1.275cm" svg:width="9.407cm" svg:height="6.569cm">
          <chartooo:coordinate-region svg:x="1.766cm" svg:y="1.474cm" svg:width="8.229cm" svg:height="5.723cm"/>
          <chart:axis chart:dimension="x" chart:name="primary-x" chart:style-name="ch5">
            <chart:title svg:x="5.38cm" svg:y="8.024cm" chart:style-name="ch6">
              <text:p>Tamano</text:p>
            </chart:title>
          </chart:axis>
          <chart:axis chart:dimension="y" chart:name="primary-y" chart:style-name="ch5">
            <chart:title svg:x="0.451cm" svg:y="5.529cm" chart:style-name="ch7">
              <text:p>Tiempo(seg)</text:p>
            </chart:title>
            <chart:grid chart:style-name="ch8" chart:class="major"/>
          </chart:axis>
          <chart:series chart:style-name="ch9" chart:values-cell-range-address="Hoja1.N37:Hoja1.N61" chart:class="chart:scatter">
            <chart:domain table:cell-range-address="Hoja1.A37:Hoja1.A61"/>
            <chart:regression-curve chart:style-name="ch10">
              <chart:equation chart:display-equation="false" chart:display-r-square="true"/>
            </chart:regression-curve>
            <chart:data-point chart:repeated="17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Hoja1.A37:Hoja1.A61</svg:desc>
                </draw:g>
              </table:table-cell>
              <table:table-cell office:value-type="float" office:value="0.01609538">
                <text:p>0.01609538</text:p>
                <draw:g>
                  <svg:desc>Hoja1.N37:Hoja1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